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B Nazanin1" svg:font-family="'B Nazanin'" style:font-family-generic="roman" style:font-pitch="variable"/>
    <style:font-face style:name="ElsevierGulliver" svg:font-family="ElsevierGulliver, Georgia, 'Times New Roman', Times, STIXGeneral, 'Cambria Math', 'Lucida Sans Unicode', 'Microsoft Sans Serif', 'Segoe UI Symbol', 'Arial Unicode MS', serif, sans-serif"/>
    <style:font-face style:name="IranSansWeb" svg:font-family="IranSansWeb, yekan, mitra, tahoma"/>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officeooo:rsid="0013f74f" officeooo:paragraph-rsid="0015242e"/>
    </style:style>
    <style:style style:name="P3" style:family="paragraph" style:parent-style-name="Standard">
      <style:paragraph-properties fo:text-align="end" style:justify-single-word="false" style:writing-mode="rl-tb"/>
      <style:text-properties officeooo:rsid="001b094b" officeooo:paragraph-rsid="001b094b"/>
    </style:style>
    <style:style style:name="P4" style:family="paragraph" style:parent-style-name="Standard">
      <style:paragraph-properties fo:text-align="end" style:justify-single-word="false" style:writing-mode="rl-tb"/>
      <style:text-properties officeooo:rsid="0016e0ff" officeooo:paragraph-rsid="0016e0ff"/>
    </style:style>
    <style:style style:name="P5" style:family="paragraph" style:parent-style-name="Standard">
      <style:paragraph-properties fo:text-align="end" style:justify-single-word="false" style:writing-mode="rl-tb"/>
      <style:text-properties officeooo:rsid="0018502d" officeooo:paragraph-rsid="0018502d"/>
    </style:style>
    <style:style style:name="P6" style:family="paragraph" style:parent-style-name="Standard">
      <style:paragraph-properties fo:text-align="end" style:justify-single-word="false" style:writing-mode="rl-tb"/>
      <style:text-properties fo:font-size="12pt" officeooo:rsid="0018502d" officeooo:paragraph-rsid="0018502d" style:font-size-asian="12pt" style:font-size-complex="12pt"/>
    </style:style>
    <style:style style:name="P7" style:family="paragraph" style:parent-style-name="Text_20_body">
      <style:paragraph-properties fo:text-align="end" style:justify-single-word="false" style:writing-mode="rl-tb"/>
    </style:style>
    <style:style style:name="P8" style:family="paragraph" style:parent-style-name="Standard">
      <style:paragraph-properties fo:text-align="end" style:justify-single-word="false" style:writing-mode="rl-tb"/>
      <style:text-properties fo:color="#000000" loext:opacity="100%" style:font-name="B Nazanin" fo:font-size="12pt" style:font-size-asian="12pt" style:font-name-complex="B Nazanin" style:font-size-complex="12pt"/>
    </style:style>
    <style:style style:name="P9" style:family="paragraph" style:parent-style-name="Standard">
      <style:paragraph-properties fo:text-align="end" style:justify-single-word="false" style:writing-mode="rl-tb"/>
      <style:text-properties officeooo:rsid="0019b331" officeooo:paragraph-rsid="0019b331"/>
    </style:style>
    <style:style style:name="P10" style:family="paragraph" style:parent-style-name="Standard">
      <style:paragraph-properties fo:text-align="end" style:justify-single-word="false" style:writing-mode="rl-tb"/>
      <style:text-properties fo:font-variant="normal" fo:text-transform="none" fo:color="#000000" loext:opacity="100%" fo:font-size="12pt" fo:letter-spacing="normal" officeooo:rsid="0019b331" officeooo:paragraph-rsid="0019b331" style:font-size-asian="12pt" style:font-name-complex="IranSansWeb" style:font-size-complex="12pt" style:font-style-complex="normal" style:font-weight-complex="normal"/>
    </style:style>
    <style:style style:name="P11" style:family="paragraph" style:parent-style-name="Standard">
      <style:paragraph-properties fo:text-align="end" style:justify-single-word="false" style:writing-mode="rl-tb"/>
      <style:text-properties officeooo:paragraph-rsid="0019b331"/>
    </style:style>
    <style:style style:name="P12" style:family="paragraph" style:parent-style-name="Standard">
      <style:paragraph-properties fo:text-align="end" style:justify-single-word="false" style:writing-mode="rl-tb"/>
      <style:text-properties fo:color="#000000" loext:opacity="100%" fo:font-size="12pt" officeooo:rsid="0019b331" officeooo:paragraph-rsid="0019b331" style:font-name-asian="Times New Roman" style:font-size-asian="12pt" style:font-size-complex="12pt"/>
    </style:style>
    <style:style style:name="P13" style:family="paragraph" style:parent-style-name="Standard">
      <style:paragraph-properties fo:text-align="end" style:justify-single-word="false" style:writing-mode="rl-tb"/>
      <style:text-properties fo:color="#000000" loext:opacity="100%" fo:font-size="12pt" officeooo:rsid="0019b331" officeooo:paragraph-rsid="0019b331" style:font-name-asian="Times New Roman" style:font-size-asian="12pt" style:font-size-complex="12pt" loext:padding="0.0193in" loext:border="0.06pt solid #e5e7eb"/>
    </style:style>
    <style:style style:name="P14" style:family="paragraph" style:parent-style-name="Standard">
      <style:paragraph-properties fo:text-align="end" style:justify-single-word="false" style:writing-mode="rl-tb"/>
      <style:text-properties fo:font-variant="normal" fo:text-transform="none" fo:color="#000000" loext:opacity="100%" style:font-name="fkGroteskNeue" fo:font-size="12pt" fo:letter-spacing="normal" fo:font-style="normal" fo:font-weight="normal" officeooo:rsid="0019b331" officeooo:paragraph-rsid="0019b331" style:font-name-asian="Times New Roman" style:font-size-asian="12pt" style:font-size-complex="12pt" loext:padding="0.0193in" loext:border="0.06pt solid #e5e7eb"/>
    </style:style>
    <style:style style:name="P15" style:family="paragraph" style:parent-style-name="Text_20_body">
      <style:paragraph-properties fo:text-align="end" style:justify-single-word="false" style:writing-mode="rl-tb"/>
      <style:text-properties fo:color="#000000" loext:opacity="100%" fo:font-size="12pt" officeooo:rsid="0019b331" officeooo:paragraph-rsid="0019b331" style:font-name-asian="Times New Roman" style:font-size-asian="12pt" style:font-size-complex="12pt"/>
    </style:style>
    <style:style style:name="P16" style:family="paragraph" style:parent-style-name="Text_20_body" style:list-style-name="L1">
      <style:paragraph-properties fo:margin-top="0in" fo:margin-bottom="0in" style:contextual-spacing="false" fo:text-align="end" style:justify-single-word="false" style:writing-mode="rl-tb"/>
    </style:style>
    <style:style style:name="P17" style:family="paragraph" style:parent-style-name="Text_20_body" style:list-style-name="L1">
      <style:paragraph-properties fo:text-align="end" style:justify-single-word="false" style:writing-mode="rl-tb"/>
      <style:text-properties fo:color="#000000" loext:opacity="100%" fo:font-size="12pt" officeooo:rsid="0019b331" officeooo:paragraph-rsid="001cb441" style:font-name-asian="Times New Roman" style:font-size-asian="12pt" style:font-size-complex="12pt"/>
    </style:style>
    <style:style style:name="P18" style:family="paragraph" style:parent-style-name="Text_20_body" style:list-style-name="L1">
      <style:paragraph-properties fo:text-align="end" style:justify-single-word="false" style:writing-mode="rl-tb"/>
    </style:style>
    <style:style style:name="P19" style:family="paragraph" style:parent-style-name="Text_20_body" style:list-style-name="L2">
      <style:paragraph-properties fo:margin-top="0in" fo:margin-bottom="0in" style:contextual-spacing="false" fo:text-align="end" style:justify-single-word="false" style:writing-mode="rl-tb"/>
    </style:style>
    <style:style style:name="P20" style:family="paragraph" style:parent-style-name="Text_20_body" style:list-style-name="L2">
      <style:paragraph-properties fo:text-align="end" style:justify-single-word="false" style:writing-mode="rl-tb"/>
      <style:text-properties officeooo:rsid="001d6211" officeooo:paragraph-rsid="001d6211"/>
    </style:style>
    <style:style style:name="P21" style:family="paragraph" style:parent-style-name="Text_20_body" style:list-style-name="L3">
      <style:paragraph-properties fo:margin-top="0in" fo:margin-bottom="0in" style:contextual-spacing="false" fo:text-align="end" style:justify-single-word="false" style:writing-mode="rl-tb"/>
    </style:style>
    <style:style style:name="P22" style:family="paragraph" style:parent-style-name="Text_20_body" style:list-style-name="L3">
      <style:paragraph-properties fo:text-align="end" style:justify-single-word="false" style:writing-mode="rl-tb"/>
    </style:style>
    <style:style style:name="P23" style:family="paragraph" style:parent-style-name="Text_20_body" style:list-style-name="L4">
      <style:paragraph-properties fo:margin-top="0in" fo:margin-bottom="0in" style:contextual-spacing="false" fo:text-align="end" style:justify-single-word="false" style:writing-mode="rl-tb"/>
    </style:style>
    <style:style style:name="P24" style:family="paragraph" style:parent-style-name="Text_20_body" style:list-style-name="L4">
      <style:paragraph-properties fo:text-align="end" style:justify-single-word="false" style:writing-mode="rl-tb"/>
    </style:style>
    <style:style style:name="P25" style:family="paragraph" style:parent-style-name="Text_20_body" style:list-style-name="L5">
      <style:paragraph-properties fo:margin-top="0in" fo:margin-bottom="0in" style:contextual-spacing="false" fo:text-align="end" style:justify-single-word="false" style:writing-mode="rl-tb"/>
    </style:style>
    <style:style style:name="P26" style:family="paragraph" style:parent-style-name="Text_20_body" style:list-style-name="L5">
      <style:paragraph-properties fo:text-align="end" style:justify-single-word="false" style:writing-mode="rl-tb"/>
    </style:style>
    <style:style style:name="P27" style:family="paragraph" style:parent-style-name="Text_20_body" style:list-style-name="L6">
      <style:paragraph-properties fo:margin-top="0in" fo:margin-bottom="0in" style:contextual-spacing="false" fo:text-align="end" style:justify-single-word="false" style:writing-mode="rl-tb"/>
    </style:style>
    <style:style style:name="P28" style:family="paragraph" style:parent-style-name="Text_20_body" style:list-style-name="L6">
      <style:paragraph-properties fo:text-align="end" style:justify-single-word="false" style:writing-mode="rl-tb"/>
    </style:style>
    <style:style style:name="P29" style:family="paragraph" style:parent-style-name="Text_20_body">
      <style:paragraph-properties fo:text-align="end" style:justify-single-word="false" style:writing-mode="rl-tb"/>
      <style:text-properties fo:color="#000000" loext:opacity="100%" fo:font-size="12pt" officeooo:rsid="0019b331" officeooo:paragraph-rsid="001cb441" style:font-name-asian="Times New Roman" style:font-size-asian="12pt" style:font-size-complex="12pt"/>
    </style:style>
    <style:style style:name="P30" style:family="paragraph" style:parent-style-name="Standard">
      <style:paragraph-properties fo:text-align="end" style:justify-single-word="false" style:writing-mode="rl-tb"/>
      <style:text-properties fo:color="#000000" loext:opacity="100%" fo:font-size="12pt" officeooo:rsid="001ee739" officeooo:paragraph-rsid="001ee739" style:font-name-asian="Times New Roman" style:font-size-asian="12pt" style:font-size-complex="12pt"/>
    </style:style>
    <style:style style:name="P31" style:family="paragraph" style:parent-style-name="Standard">
      <style:paragraph-properties style:writing-mode="rl-tb"/>
    </style:style>
    <style:style style:name="P32" style:family="paragraph" style:parent-style-name="Bibliography_20_1">
      <style:text-properties officeooo:paragraph-rsid="00275223"/>
    </style:style>
    <style:style style:name="T1" style:family="text">
      <style:text-properties officeooo:rsid="00216ebd"/>
    </style:style>
    <style:style style:name="T2" style:family="text">
      <style:text-properties officeooo:rsid="0015242e"/>
    </style:style>
    <style:style style:name="T3" style:family="text">
      <style:text-properties officeooo:rsid="0016e0ff"/>
    </style:style>
    <style:style style:name="T4" style:family="text">
      <style:text-properties fo:font-variant="normal" fo:text-transform="none" fo:color="#222222" loext:opacity="100%" style:font-name="Merriweather" fo:font-size="13.5pt" fo:letter-spacing="normal" fo:font-style="normal" fo:font-weight="normal"/>
    </style:style>
    <style:style style:name="T5" style:family="text">
      <style:text-properties fo:font-variant="normal" fo:text-transform="none" fo:color="#222222" loext:opacity="100%" style:font-name="Merriweather" fo:font-size="13.5pt" fo:letter-spacing="normal" fo:font-style="normal" fo:font-weight="normal" officeooo:rsid="0016e0ff"/>
    </style:style>
    <style:style style:name="T6" style:family="text">
      <style:text-properties officeooo:rsid="001b83c3"/>
    </style:style>
    <style:style style:name="T7" style:family="text">
      <style:text-properties officeooo:rsid="0017ccd4"/>
    </style:style>
    <style:style style:name="T8" style:family="text">
      <style:text-properties fo:font-variant="normal" fo:text-transform="none" fo:color="#1f1f1f" loext:opacity="100%" style:font-name="ElsevierGulliver" fo:font-size="10.5pt" fo:letter-spacing="normal" fo:font-style="normal" fo:font-weight="normal"/>
    </style:style>
    <style:style style:name="T9" style:family="text">
      <style:text-properties fo:font-variant="normal" fo:text-transform="none" fo:color="#1f1f1f" loext:opacity="100%" style:font-name="ElsevierGulliver" fo:font-size="10.5pt" fo:letter-spacing="normal" fo:font-style="normal" fo:font-weight="normal" officeooo:rsid="0017ccd4"/>
    </style:style>
    <style:style style:name="T10" style:family="text">
      <style:text-properties officeooo:rsid="0013f74f"/>
    </style:style>
    <style:style style:name="T11" style:family="text">
      <style:text-properties fo:font-variant="normal" fo:text-transform="none" fo:color="#333333" loext:opacity="100%" style:font-name="Open Sans" fo:font-size="12.75pt" fo:letter-spacing="normal" fo:font-style="normal" fo:font-weight="normal"/>
    </style:style>
    <style:style style:name="T12" style:family="text">
      <style:text-properties fo:font-variant="normal" fo:text-transform="none" fo:color="#333333" loext:opacity="100%" style:font-name="Open Sans" fo:font-size="12.75pt" fo:letter-spacing="normal" fo:font-style="normal" fo:font-weight="normal" officeooo:rsid="0017ccd4"/>
    </style:style>
    <style:style style:name="T13" style:family="text">
      <style:text-properties fo:font-variant="normal" fo:text-transform="none" fo:color="#000000" loext:opacity="100%" style:font-name="B Nazanin" fo:font-size="12pt" fo:letter-spacing="normal" officeooo:rsid="0018502d" style:font-size-asian="12pt" style:font-name-complex="B Nazanin" style:font-size-complex="12pt" style:font-style-complex="normal" style:font-weight-complex="normal"/>
    </style:style>
    <style:style style:name="T14" style:family="text">
      <style:text-properties fo:font-variant="normal" fo:text-transform="none" fo:color="#000000" loext:opacity="100%" style:font-name="B Nazanin" fo:font-size="12pt" fo:letter-spacing="normal" fo:font-style="normal" fo:font-weight="normal" officeooo:rsid="0018502d" style:font-size-asian="12pt" style:font-name-complex="B Nazanin" style:font-size-complex="12pt"/>
    </style:style>
    <style:style style:name="T15" style:family="text">
      <style:text-properties fo:font-variant="normal" fo:text-transform="none" fo:color="#000000" loext:opacity="100%" style:font-name="B Nazanin" fo:font-size="12pt" fo:letter-spacing="normal" style:font-size-asian="12pt" style:font-name-complex="B Nazanin" style:font-size-complex="12pt" style:font-style-complex="normal" style:font-weight-complex="normal"/>
    </style:style>
    <style:style style:name="T16" style:family="text">
      <style:text-properties fo:font-variant="normal" fo:text-transform="none" fo:color="#000000" loext:opacity="100%" style:font-name="B Nazanin" fo:font-size="12pt" fo:letter-spacing="normal" fo:font-style="normal" fo:font-weight="normal" style:font-size-asian="12pt" style:font-name-complex="B Nazanin" style:font-size-complex="12pt"/>
    </style:style>
    <style:style style:name="T17" style:family="text">
      <style:text-properties fo:font-variant="normal" fo:text-transform="none" fo:color="#000000" loext:opacity="100%" style:font-name="B Nazanin" fo:font-size="12pt" fo:letter-spacing="normal" style:font-size-asian="12pt" style:font-name-complex="B Nazanin" style:font-size-complex="12pt"/>
    </style:style>
    <style:style style:name="T18" style:family="text">
      <style:text-properties fo:font-variant="normal" fo:text-transform="none" fo:color="#000000" loext:opacity="100%" style:font-name="B Nazanin" fo:font-size="12pt" fo:letter-spacing="normal" officeooo:rsid="0025d28a" style:font-size-asian="12pt" style:font-name-complex="B Nazanin" style:font-size-complex="12pt" style:font-style-complex="normal" style:font-weight-complex="normal"/>
    </style:style>
    <style:style style:name="T19" style:family="text">
      <style:text-properties fo:font-variant="normal" fo:text-transform="none" fo:letter-spacing="normal" officeooo:rsid="0018502d" style:font-style-complex="normal" style:font-weight-complex="normal"/>
    </style:style>
    <style:style style:name="T20" style:family="text">
      <style:text-properties fo:font-variant="normal" fo:text-transform="none" fo:color="#000000" loext:opacity="100%" fo:font-size="12pt" fo:letter-spacing="normal" officeooo:rsid="0018502d" style:font-size-asian="12pt" style:font-name-complex="IranSansWeb" style:font-size-complex="12pt" style:font-style-complex="normal" style:font-weight-complex="normal"/>
    </style:style>
    <style:style style:name="T21" style:family="text">
      <style:text-properties fo:font-variant="normal" fo:text-transform="none" fo:color="#000000" loext:opacity="100%" fo:font-size="12pt" fo:letter-spacing="normal" style:font-size-asian="12pt" style:font-name-complex="IranSansWeb" style:font-size-complex="12pt" style:font-style-complex="normal" style:font-weight-complex="normal"/>
    </style:style>
    <style:style style:name="T22" style:family="text">
      <style:text-properties fo:color="#000000" loext:opacity="100%" style:font-name="B Nazanin1" fo:font-size="12pt" style:font-name-asian="Times New Roman" style:font-size-asian="12pt" style:font-size-complex="12pt"/>
    </style:style>
    <style:style style:name="T23" style:family="text">
      <style:text-properties fo:color="#000000" loext:opacity="100%" style:font-name="B Nazanin1" fo:font-size="12pt" officeooo:rsid="0019b331" style:font-name-asian="Times New Roman" style:font-size-asian="12pt" style:font-size-complex="12pt"/>
    </style:style>
    <style:style style:name="T24" style:family="text">
      <style:text-properties fo:color="#000000" loext:opacity="100%" fo:font-size="12pt" style:font-name-asian="Times New Roman" style:font-size-asian="12pt" style:font-size-complex="12pt"/>
    </style:style>
    <style:style style:name="T25" style:family="text">
      <style:text-properties officeooo:rsid="001cb441"/>
    </style:style>
    <style:style style:name="T26" style:family="text">
      <style:text-properties fo:color="#000000" loext:opacity="100%" fo:font-size="12pt" style:font-name-asian="Times New Roman" style:font-size-asian="12pt" style:font-size-complex="12pt" loext:padding="0.0193in" loext:border="0.06pt solid #e5e7eb"/>
    </style:style>
    <style:style style:name="T27" style:family="text">
      <style:text-properties fo:font-variant="normal" fo:text-transform="none" fo:color="#000000" loext:opacity="100%" fo:font-size="12pt" fo:letter-spacing="normal" style:font-name-asian="Times New Roman" style:font-size-asian="12pt" style:font-name-complex="fkGroteskNeue" style:font-size-complex="12pt" style:font-style-complex="normal" style:font-weight-complex="normal" loext:padding="0.0193in" loext:border="0.06pt solid #e5e7eb"/>
    </style:style>
    <style:style style:name="T28" style:family="text">
      <style:text-properties fo:font-variant="normal" fo:text-transform="none" fo:color="#000000" loext:opacity="100%" style:font-name="fkGroteskNeue" fo:font-size="12pt" fo:letter-spacing="normal" fo:font-style="normal" fo:font-weight="normal" style:font-name-asian="Times New Roman" style:font-size-asian="12pt" style:font-size-complex="12pt" loext:padding="0.0193in" loext:border="0.06pt solid #e5e7eb"/>
    </style:style>
    <style:style style:name="T29" style:family="text">
      <style:text-properties fo:font-weight="bold" officeooo:rsid="001d6211" style:font-weight-asian="bold" style:font-weight-complex="bold"/>
    </style:style>
    <style:style style:name="T30" style:family="text">
      <style:text-properties fo:font-weight="bold" style:font-weight-asian="bold" style:font-weight-complex="bold"/>
    </style:style>
    <style:style style:name="T31" style:family="text">
      <style:text-properties officeooo:rsid="001d6211"/>
    </style:style>
    <style:style style:name="T32" style:family="text">
      <style:text-properties officeooo:rsid="001e7cbe"/>
    </style:style>
    <style:style style:name="T33" style:family="text">
      <style:text-properties style:text-position="sub 58%" officeooo:rsid="001e7cbe"/>
    </style:style>
    <style:style style:name="T34" style:family="text">
      <style:text-properties fo:font-style="italic" style:font-style-asian="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سرطان ریه به عنوان عامل اصلی مرگ و میر ناشی از سرطان در مردان و زنان در ایالات متحده و سراسر جهان شناخته شده است . سرطان ریه غیر سلول کوچک (NSCLC) حدود ۸۴ درصد از تمام موارد سرطان ریه را تشکیل می‌دهد <text:reference-mark-start text:name="ZOTERO_ITEM CSL_CITATION {&quot;citationID&quot;:&quot;39zCINNf&quot;,&quot;properties&quot;:{&quot;formattedCitation&quot;:&quot;(1)&quot;,&quot;plainCitation&quot;:&quot;(1)&quot;,&quot;noteIndex&quot;:0},&quot;citationItems&quot;:[{&quot;id&quot;:367,&quot;uris&quot;:[&quot;http://zotero.org/users/13248696/items/MBXZBGM3&quot;],&quot;itemData&quot;:{&quot;id&quot;:367,&quot;type&quot;:&quot;article-journal&quot;,&quot;abstract&quot;:&quot;Abstract\n            \n              This article provides a status report on the global burden of cancer worldwide using the GLOBOCAN 2018 estimates of cancer incidence and mortality produced by the International Agency for Research on Cancer, with a focus on geographic variability across 20 world regions. There will be an estimated 18.1 million new cancer cases (17.0 million excluding nonmelanoma skin cancer) and 9.6 million cancer deaths (9.5 million excluding nonmelanoma skin cancer) in 2018. In both sexes combined, lung cancer is the most commonly diagnosed cancer (11.6% of the total cases) and the leading cause of cancer death (18.4% of the total cancer deaths), closely followed by female breast cancer (11.6%), prostate cancer (7.1%), and colorectal cancer (6.1%) for incidence and colorectal cancer (9.2%), stomach cancer (8.2%), and liver cancer (8.2%) for mortality. Lung cancer is the most frequent cancer and the leading cause of cancer death among males, followed by prostate and colorectal cancer (for incidence) and liver and stomach cancer (for mortality). Among females, breast cancer is the most commonly diagnosed cancer and the leading cause of cancer death, followed by colorectal and lung cancer (for incidence), and vice versa (for mortality); cervical cancer ranks fourth for both incidence and mortality. The most frequently diagnosed cancer and the leading cause of cancer death, however, substantially vary across countries and within each country depending on the degree of economic development and associated social and life style factors. It is noteworthy that high‐quality cancer registry data, the basis for planning and implementing evidence‐based cancer control programs, are not available in most low‐ and middle‐income countries. The Global Initiative for Cancer Registry Development is an international partnership that supports better estimation, as well as the collection and use of local data, to prioritize and evaluate national cancer control efforts.\n              CA: A Cancer Journal for Clinicians 2018;0:1‐31.\n              © 2018 American Cancer Society&quot;,&quot;container-title&quot;:&quot;CA: A Cancer Journal for Clinicians&quot;,&quot;DOI&quot;:&quot;10.3322/caac.21492&quot;,&quot;ISSN&quot;:&quot;0007-9235, 1542-4863&quot;,&quot;issue&quot;:&quot;6&quot;,&quot;journalAbbreviation&quot;:&quot;CA A Cancer J Clinicians&quot;,&quot;language&quot;:&quot;en&quot;,&quot;page&quot;:&quot;394-424&quot;,&quot;source&quot;:&quot;DOI.org (Crossref)&quot;,&quot;title&quot;:&quot;Global cancer statistics 2018: GLOBOCAN estimates of incidence and mortality worldwide for 36 cancers in 185 countries&quot;,&quot;title-short&quot;:&quot;Global cancer statistics 2018&quot;,&quot;volume&quot;:&quot;68&quot;,&quot;author&quot;:[{&quot;family&quot;:&quot;Bray&quot;,&quot;given&quot;:&quot;Freddie&quot;},{&quot;family&quot;:&quot;Ferlay&quot;,&quot;given&quot;:&quot;Jacques&quot;},{&quot;family&quot;:&quot;Soerjomataram&quot;,&quot;given&quot;:&quot;Isabelle&quot;},{&quot;family&quot;:&quot;Siegel&quot;,&quot;given&quot;:&quot;Rebecca L.&quot;},{&quot;family&quot;:&quot;Torre&quot;,&quot;given&quot;:&quot;Lindsey A.&quot;},{&quot;family&quot;:&quot;Jemal&quot;,&quot;given&quot;:&quot;Ahmedin&quot;}],&quot;issued&quot;:{&quot;date-parts&quot;:[[&quot;2018&quot;,11]]}}}],&quot;schema&quot;:&quot;https://github.com/citation-style-language/schema/raw/master/csl-citation.json&quot;} RND6dhysQ6fE6"/>(1)<text:reference-mark-end text:name="ZOTERO_ITEM CSL_CITATION {&quot;citationID&quot;:&quot;39zCINNf&quot;,&quot;properties&quot;:{&quot;formattedCitation&quot;:&quot;(1)&quot;,&quot;plainCitation&quot;:&quot;(1)&quot;,&quot;noteIndex&quot;:0},&quot;citationItems&quot;:[{&quot;id&quot;:367,&quot;uris&quot;:[&quot;http://zotero.org/users/13248696/items/MBXZBGM3&quot;],&quot;itemData&quot;:{&quot;id&quot;:367,&quot;type&quot;:&quot;article-journal&quot;,&quot;abstract&quot;:&quot;Abstract\n            \n              This article provides a status report on the global burden of cancer worldwide using the GLOBOCAN 2018 estimates of cancer incidence and mortality produced by the International Agency for Research on Cancer, with a focus on geographic variability across 20 world regions. There will be an estimated 18.1 million new cancer cases (17.0 million excluding nonmelanoma skin cancer) and 9.6 million cancer deaths (9.5 million excluding nonmelanoma skin cancer) in 2018. In both sexes combined, lung cancer is the most commonly diagnosed cancer (11.6% of the total cases) and the leading cause of cancer death (18.4% of the total cancer deaths), closely followed by female breast cancer (11.6%), prostate cancer (7.1%), and colorectal cancer (6.1%) for incidence and colorectal cancer (9.2%), stomach cancer (8.2%), and liver cancer (8.2%) for mortality. Lung cancer is the most frequent cancer and the leading cause of cancer death among males, followed by prostate and colorectal cancer (for incidence) and liver and stomach cancer (for mortality). Among females, breast cancer is the most commonly diagnosed cancer and the leading cause of cancer death, followed by colorectal and lung cancer (for incidence), and vice versa (for mortality); cervical cancer ranks fourth for both incidence and mortality. The most frequently diagnosed cancer and the leading cause of cancer death, however, substantially vary across countries and within each country depending on the degree of economic development and associated social and life style factors. It is noteworthy that high‐quality cancer registry data, the basis for planning and implementing evidence‐based cancer control programs, are not available in most low‐ and middle‐income countries. The Global Initiative for Cancer Registry Development is an international partnership that supports better estimation, as well as the collection and use of local data, to prioritize and evaluate national cancer control efforts.\n              CA: A Cancer Journal for Clinicians 2018;0:1‐31.\n              © 2018 American Cancer Society&quot;,&quot;container-title&quot;:&quot;CA: A Cancer Journal for Clinicians&quot;,&quot;DOI&quot;:&quot;10.3322/caac.21492&quot;,&quot;ISSN&quot;:&quot;0007-9235, 1542-4863&quot;,&quot;issue&quot;:&quot;6&quot;,&quot;journalAbbreviation&quot;:&quot;CA A Cancer J Clinicians&quot;,&quot;language&quot;:&quot;en&quot;,&quot;page&quot;:&quot;394-424&quot;,&quot;source&quot;:&quot;DOI.org (Crossref)&quot;,&quot;title&quot;:&quot;Global cancer statistics 2018: GLOBOCAN estimates of incidence and mortality worldwide for 36 cancers in 185 countries&quot;,&quot;title-short&quot;:&quot;Global cancer statistics 2018&quot;,&quot;volume&quot;:&quot;68&quot;,&quot;author&quot;:[{&quot;family&quot;:&quot;Bray&quot;,&quot;given&quot;:&quot;Freddie&quot;},{&quot;family&quot;:&quot;Ferlay&quot;,&quot;given&quot;:&quot;Jacques&quot;},{&quot;family&quot;:&quot;Soerjomataram&quot;,&quot;given&quot;:&quot;Isabelle&quot;},{&quot;family&quot;:&quot;Siegel&quot;,&quot;given&quot;:&quot;Rebecca L.&quot;},{&quot;family&quot;:&quot;Torre&quot;,&quot;given&quot;:&quot;Lindsey A.&quot;},{&quot;family&quot;:&quot;Jemal&quot;,&quot;given&quot;:&quot;Ahmedin&quot;}],&quot;issued&quot;:{&quot;date-parts&quot;:[[&quot;2018&quot;,11]]}}}],&quot;schema&quot;:&quot;https://github.com/citation-style-language/schema/raw/master/csl-citation.json&quot;} RND6dhysQ6fE6"/>. دارو های خط اول درمان در سرطان ریه، مهار کننده های تیروزین کیناز EGFR میباشند. در سال های اخیر علاوه بر جهش های رخ داده در ساختار EGFR ، افزایش بیان MET کیناز نیز باعث عدم پاسخ دهی به دارو های نسل یک تا نسل سه مهارکننده های تیروزین کیناز EGFR شده است <text:reference-mark-start text:name="ZOTERO_ITEM CSL_CITATION {&quot;citationID&quot;:&quot;Ysqx7G8U&quot;,&quot;properties&quot;:{&quot;formattedCitation&quot;:&quot;(2,3)&quot;,&quot;plainCitation&quot;:&quot;(2,3)&quot;,&quot;noteIndex&quot;:0},&quot;citationItems&quot;:[{&quot;id&quot;:356,&quot;uris&quot;:[&quot;http://zotero.org/users/13248696/items/C9XK9RLP&quot;],&quot;itemData&quot;:{&quot;id&quot;:356,&quot;type&quot;:&quot;article-journal&quot;,&quot;abstract&quot;:&quot;The widespread adoption of epidermal growth factor receptor (EGFR) tyrosine kinase inhibitors for the first‐line treatment of patients with advanced\n              EGFR\n              ‐mutated non‐small cell lung cancer has resulted in acquired tyrosine kinase inhibitor resistance becoming a ubiquitous clinical problem. The identification of specific mechanisms of acquired resistance has allowed a better understanding of the biology and natural history of resistant disease, but is only now starting to impact treatment decisions. Strategies for managing acquired resistance in patients with advanced non‐small cell lung cancer are complex and must be adapted to the individual characteristics of each patient's cancer. Although combination chemotherapy is the presumed standard of care for most patients, prospective trial data are lacking, highlighting the importance of offering patients participation in clinical trials in this setting. Emerging data from trials of third‐generation mutant‐specific EGFR kinase inhibitors suggests particular promise with this class of agents.\n              \n                Cancer\n                2014;120:2289–2298.\n              \n              ©\n              2014 American Cancer Society\n              .\n            \n          , \n            \n              The widespread adoption of epidermal growth factor receptor (EGFR) kinase inhibitors for the first‐line treatment of patients with advanced\n              EGFR\n              ‐mutated non‐small cell lung cancer has resulted in kinase inhibitor resistance becoming a ubiquitous clinical problem. In this article, the authors review the mechanisms, clinical management, and emerging therapies for acquired resistance in patients with\n              EGFR\n              ‐mutated non‐small cell lung cancer.&quot;,&quot;container-title&quot;:&quot;Cancer&quot;,&quot;DOI&quot;:&quot;10.1002/cncr.28723&quot;,&quot;ISSN&quot;:&quot;0008-543X, 1097-0142&quot;,&quot;issue&quot;:&quot;15&quot;,&quot;journalAbbreviation&quot;:&quot;Cancer&quot;,&quot;language&quot;:&quot;en&quot;,&quot;license&quot;:&quot;http://onlinelibrary.wiley.com/termsAndConditions#vor&quot;,&quot;page&quot;:&quot;2289-2298&quot;,&quot;source&quot;:&quot;DOI.org (Crossref)&quot;,&quot;title&quot;:&quot;Management of acquired resistance to epidermal growth factor receptor kinase inhibitors in patients with advanced non‐small cell lung cancer&quot;,&quot;volume&quot;:&quot;120&quot;,&quot;author&quot;:[{&quot;family&quot;:&quot;Sacher&quot;,&quot;given&quot;:&quot;Adrian G.&quot;},{&quot;family&quot;:&quot;Jänne&quot;,&quot;given&quot;:&quot;Pasi A.&quot;},{&quot;family&quot;:&quot;Oxnard&quot;,&quot;given&quot;:&quot;Geoffrey R.&quot;}],&quot;issued&quot;:{&quot;date-parts&quot;:[[&quot;2014&quot;,8]]}}},{&quot;id&quot;:354,&quot;uris&quot;:[&quot;http://zotero.org/users/13248696/items/Z7UZJK5M&quot;],&quot;itemData&quot;:{&quot;id&quot;:354,&quot;type&quot;:&quot;article-journal&quot;,&quot;abstract&quot;:&quot;Abstract\n            Amplified and/or mutated MET can act as both a primary oncogenic driver and as a promoter of tyrosine kinase inhibitor (TKI) resistance in non–small cell lung cancer (NSCLC). However, the landscape of MET-specific targeting agents remains underdeveloped, and understanding of mechanisms of resistance to MET TKIs is limited. Here, we present a case of a patient with lung adenocarcinoma harboring both a mutation in EGFR and an amplification of MET, who after progression on erlotinib responded dramatically to combined MET and EGFR inhibition with savolitinib and osimertinib. When resistance developed to this combination, a new MET kinase domain mutation, D1228V, was detected. Our in vitro findings demonstrate that METD1228V induces resistance to type I MET TKIs through impaired drug binding, while sensitivity to type II MET TKIs is maintained. Based on these findings, the patient was treated with erlotinib combined with cabozantinib, a type II MET inhibitor, and exhibited a response.\n            Significance: With several structurally distinct MET inhibitors undergoing development for treatment of NSCLC, it is critical to identify mechanism-based therapies for drug resistance. We demonstrate that an acquired METD1228V mutation mediates resistance to type I, but not type II, MET inhibitors, having therapeutic implications for the clinical use of sequential MET inhibitors. Cancer Discov; 6(12); 1334–41. ©2016 AACR.\n            See related commentary by Trusolino, p. 1306.\n            This article is highlighted in the In This Issue feature, p. 1293&quot;,&quot;container-title&quot;:&quot;Cancer Discovery&quot;,&quot;DOI&quot;:&quot;10.1158/2159-8290.CD-16-0686&quot;,&quot;ISSN&quot;:&quot;2159-8274, 2159-8290&quot;,&quot;issue&quot;:&quot;12&quot;,&quot;language&quot;:&quot;en&quot;,&quot;page&quot;:&quot;1334-1341&quot;,&quot;source&quot;:&quot;DOI.org (Crossref)&quot;,&quot;title&quot;:&quot;Acquired &lt;i&gt;MET&lt;/i&gt; D1228V Mutation and Resistance to MET Inhibition in Lung Cancer&quot;,&quot;volume&quot;:&quot;6&quot;,&quot;author&quot;:[{&quot;family&quot;:&quot;Bahcall&quot;,&quot;given&quot;:&quot;Magda&quot;},{&quot;family&quot;:&quot;Sim&quot;,&quot;given&quot;:&quot;Taebo&quot;},{&quot;family&quot;:&quot;Paweletz&quot;,&quot;given&quot;:&quot;Cloud P.&quot;},{&quot;family&quot;:&quot;Patel&quot;,&quot;given&quot;:&quot;Jyoti D.&quot;},{&quot;family&quot;:&quot;Alden&quot;,&quot;given&quot;:&quot;Ryan S.&quot;},{&quot;family&quot;:&quot;Kuang&quot;,&quot;given&quot;:&quot;Yanan&quot;},{&quot;family&quot;:&quot;Sacher&quot;,&quot;given&quot;:&quot;Adrian G.&quot;},{&quot;family&quot;:&quot;Kim&quot;,&quot;given&quot;:&quot;Nam Doo&quot;},{&quot;family&quot;:&quot;Lydon&quot;,&quot;given&quot;:&quot;Christine A.&quot;},{&quot;family&quot;:&quot;Awad&quot;,&quot;given&quot;:&quot;Mark M.&quot;},{&quot;family&quot;:&quot;Jaklitsch&quot;,&quot;given&quot;:&quot;Michael T.&quot;},{&quot;family&quot;:&quot;Sholl&quot;,&quot;given&quot;:&quot;Lynette M.&quot;},{&quot;family&quot;:&quot;Jänne&quot;,&quot;given&quot;:&quot;Pasi A.&quot;},{&quot;family&quot;:&quot;Oxnard&quot;,&quot;given&quot;:&quot;Geoffrey R.&quot;}],&quot;issued&quot;:{&quot;date-parts&quot;:[[&quot;2016&quot;,12,1]]}}}],&quot;schema&quot;:&quot;https://github.com/citation-style-language/schema/raw/master/csl-citation.json&quot;} RNDktgQHMXRD7"/>(2,3)<text:reference-mark-end text:name="ZOTERO_ITEM CSL_CITATION {&quot;citationID&quot;:&quot;Ysqx7G8U&quot;,&quot;properties&quot;:{&quot;formattedCitation&quot;:&quot;(2,3)&quot;,&quot;plainCitation&quot;:&quot;(2,3)&quot;,&quot;noteIndex&quot;:0},&quot;citationItems&quot;:[{&quot;id&quot;:356,&quot;uris&quot;:[&quot;http://zotero.org/users/13248696/items/C9XK9RLP&quot;],&quot;itemData&quot;:{&quot;id&quot;:356,&quot;type&quot;:&quot;article-journal&quot;,&quot;abstract&quot;:&quot;The widespread adoption of epidermal growth factor receptor (EGFR) tyrosine kinase inhibitors for the first‐line treatment of patients with advanced\n              EGFR\n              ‐mutated non‐small cell lung cancer has resulted in acquired tyrosine kinase inhibitor resistance becoming a ubiquitous clinical problem. The identification of specific mechanisms of acquired resistance has allowed a better understanding of the biology and natural history of resistant disease, but is only now starting to impact treatment decisions. Strategies for managing acquired resistance in patients with advanced non‐small cell lung cancer are complex and must be adapted to the individual characteristics of each patient's cancer. Although combination chemotherapy is the presumed standard of care for most patients, prospective trial data are lacking, highlighting the importance of offering patients participation in clinical trials in this setting. Emerging data from trials of third‐generation mutant‐specific EGFR kinase inhibitors suggests particular promise with this class of agents.\n              \n                Cancer\n                2014;120:2289–2298.\n              \n              ©\n              2014 American Cancer Society\n              .\n            \n          , \n            \n              The widespread adoption of epidermal growth factor receptor (EGFR) kinase inhibitors for the first‐line treatment of patients with advanced\n              EGFR\n              ‐mutated non‐small cell lung cancer has resulted in kinase inhibitor resistance becoming a ubiquitous clinical problem. In this article, the authors review the mechanisms, clinical management, and emerging therapies for acquired resistance in patients with\n              EGFR\n              ‐mutated non‐small cell lung cancer.&quot;,&quot;container-title&quot;:&quot;Cancer&quot;,&quot;DOI&quot;:&quot;10.1002/cncr.28723&quot;,&quot;ISSN&quot;:&quot;0008-543X, 1097-0142&quot;,&quot;issue&quot;:&quot;15&quot;,&quot;journalAbbreviation&quot;:&quot;Cancer&quot;,&quot;language&quot;:&quot;en&quot;,&quot;license&quot;:&quot;http://onlinelibrary.wiley.com/termsAndConditions#vor&quot;,&quot;page&quot;:&quot;2289-2298&quot;,&quot;source&quot;:&quot;DOI.org (Crossref)&quot;,&quot;title&quot;:&quot;Management of acquired resistance to epidermal growth factor receptor kinase inhibitors in patients with advanced non‐small cell lung cancer&quot;,&quot;volume&quot;:&quot;120&quot;,&quot;author&quot;:[{&quot;family&quot;:&quot;Sacher&quot;,&quot;given&quot;:&quot;Adrian G.&quot;},{&quot;family&quot;:&quot;Jänne&quot;,&quot;given&quot;:&quot;Pasi A.&quot;},{&quot;family&quot;:&quot;Oxnard&quot;,&quot;given&quot;:&quot;Geoffrey R.&quot;}],&quot;issued&quot;:{&quot;date-parts&quot;:[[&quot;2014&quot;,8]]}}},{&quot;id&quot;:354,&quot;uris&quot;:[&quot;http://zotero.org/users/13248696/items/Z7UZJK5M&quot;],&quot;itemData&quot;:{&quot;id&quot;:354,&quot;type&quot;:&quot;article-journal&quot;,&quot;abstract&quot;:&quot;Abstract\n            Amplified and/or mutated MET can act as both a primary oncogenic driver and as a promoter of tyrosine kinase inhibitor (TKI) resistance in non–small cell lung cancer (NSCLC). However, the landscape of MET-specific targeting agents remains underdeveloped, and understanding of mechanisms of resistance to MET TKIs is limited. Here, we present a case of a patient with lung adenocarcinoma harboring both a mutation in EGFR and an amplification of MET, who after progression on erlotinib responded dramatically to combined MET and EGFR inhibition with savolitinib and osimertinib. When resistance developed to this combination, a new MET kinase domain mutation, D1228V, was detected. Our in vitro findings demonstrate that METD1228V induces resistance to type I MET TKIs through impaired drug binding, while sensitivity to type II MET TKIs is maintained. Based on these findings, the patient was treated with erlotinib combined with cabozantinib, a type II MET inhibitor, and exhibited a response.\n            Significance: With several structurally distinct MET inhibitors undergoing development for treatment of NSCLC, it is critical to identify mechanism-based therapies for drug resistance. We demonstrate that an acquired METD1228V mutation mediates resistance to type I, but not type II, MET inhibitors, having therapeutic implications for the clinical use of sequential MET inhibitors. Cancer Discov; 6(12); 1334–41. ©2016 AACR.\n            See related commentary by Trusolino, p. 1306.\n            This article is highlighted in the In This Issue feature, p. 1293&quot;,&quot;container-title&quot;:&quot;Cancer Discovery&quot;,&quot;DOI&quot;:&quot;10.1158/2159-8290.CD-16-0686&quot;,&quot;ISSN&quot;:&quot;2159-8274, 2159-8290&quot;,&quot;issue&quot;:&quot;12&quot;,&quot;language&quot;:&quot;en&quot;,&quot;page&quot;:&quot;1334-1341&quot;,&quot;source&quot;:&quot;DOI.org (Crossref)&quot;,&quot;title&quot;:&quot;Acquired &lt;i&gt;MET&lt;/i&gt; D1228V Mutation and Resistance to MET Inhibition in Lung Cancer&quot;,&quot;volume&quot;:&quot;6&quot;,&quot;author&quot;:[{&quot;family&quot;:&quot;Bahcall&quot;,&quot;given&quot;:&quot;Magda&quot;},{&quot;family&quot;:&quot;Sim&quot;,&quot;given&quot;:&quot;Taebo&quot;},{&quot;family&quot;:&quot;Paweletz&quot;,&quot;given&quot;:&quot;Cloud P.&quot;},{&quot;family&quot;:&quot;Patel&quot;,&quot;given&quot;:&quot;Jyoti D.&quot;},{&quot;family&quot;:&quot;Alden&quot;,&quot;given&quot;:&quot;Ryan S.&quot;},{&quot;family&quot;:&quot;Kuang&quot;,&quot;given&quot;:&quot;Yanan&quot;},{&quot;family&quot;:&quot;Sacher&quot;,&quot;given&quot;:&quot;Adrian G.&quot;},{&quot;family&quot;:&quot;Kim&quot;,&quot;given&quot;:&quot;Nam Doo&quot;},{&quot;family&quot;:&quot;Lydon&quot;,&quot;given&quot;:&quot;Christine A.&quot;},{&quot;family&quot;:&quot;Awad&quot;,&quot;given&quot;:&quot;Mark M.&quot;},{&quot;family&quot;:&quot;Jaklitsch&quot;,&quot;given&quot;:&quot;Michael T.&quot;},{&quot;family&quot;:&quot;Sholl&quot;,&quot;given&quot;:&quot;Lynette M.&quot;},{&quot;family&quot;:&quot;Jänne&quot;,&quot;given&quot;:&quot;Pasi A.&quot;},{&quot;family&quot;:&quot;Oxnard&quot;,&quot;given&quot;:&quot;Geoffrey R.&quot;}],&quot;issued&quot;:{&quot;date-parts&quot;:[[&quot;2016&quot;,12,1]]}}}],&quot;schema&quot;:&quot;https://github.com/citation-style-language/schema/raw/master/csl-citation.json&quot;} RNDktgQHMXRD7"/>. لازم به ذکر است این بیماران از ترکیب مهارکننده MET با مهارکننده EGFR سود می‌برند ولی در جهش های مربوط به MET مهار کننده های تایپ ۱ (مهارکننده رقابتی) اثر درمانی نشان نمیدهند. در میان جهش‌های مرتبط با MET، جهش نقطه‌ای D1228V به عنوان یک عامل مهم در بروز مقاومت نسبت به مهارکننده‌های MET شناخته شده است <text:reference-mark-start text:name="ZOTERO_ITEM CSL_CITATION {&quot;citationID&quot;:&quot;6t6UbICy&quot;,&quot;properties&quot;:{&quot;formattedCitation&quot;:&quot;(3)&quot;,&quot;plainCitation&quot;:&quot;(3)&quot;,&quot;noteIndex&quot;:0},&quot;citationItems&quot;:[{&quot;id&quot;:354,&quot;uris&quot;:[&quot;http://zotero.org/users/13248696/items/Z7UZJK5M&quot;],&quot;itemData&quot;:{&quot;id&quot;:354,&quot;type&quot;:&quot;article-journal&quot;,&quot;abstract&quot;:&quot;Abstract\n            Amplified and/or mutated MET can act as both a primary oncogenic driver and as a promoter of tyrosine kinase inhibitor (TKI) resistance in non–small cell lung cancer (NSCLC). However, the landscape of MET-specific targeting agents remains underdeveloped, and understanding of mechanisms of resistance to MET TKIs is limited. Here, we present a case of a patient with lung adenocarcinoma harboring both a mutation in EGFR and an amplification of MET, who after progression on erlotinib responded dramatically to combined MET and EGFR inhibition with savolitinib and osimertinib. When resistance developed to this combination, a new MET kinase domain mutation, D1228V, was detected. Our in vitro findings demonstrate that METD1228V induces resistance to type I MET TKIs through impaired drug binding, while sensitivity to type II MET TKIs is maintained. Based on these findings, the patient was treated with erlotinib combined with cabozantinib, a type II MET inhibitor, and exhibited a response.\n            Significance: With several structurally distinct MET inhibitors undergoing development for treatment of NSCLC, it is critical to identify mechanism-based therapies for drug resistance. We demonstrate that an acquired METD1228V mutation mediates resistance to type I, but not type II, MET inhibitors, having therapeutic implications for the clinical use of sequential MET inhibitors. Cancer Discov; 6(12); 1334–41. ©2016 AACR.\n            See related commentary by Trusolino, p. 1306.\n            This article is highlighted in the In This Issue feature, p. 1293&quot;,&quot;container-title&quot;:&quot;Cancer Discovery&quot;,&quot;DOI&quot;:&quot;10.1158/2159-8290.CD-16-0686&quot;,&quot;ISSN&quot;:&quot;2159-8274, 2159-8290&quot;,&quot;issue&quot;:&quot;12&quot;,&quot;language&quot;:&quot;en&quot;,&quot;page&quot;:&quot;1334-1341&quot;,&quot;source&quot;:&quot;DOI.org (Crossref)&quot;,&quot;title&quot;:&quot;Acquired &lt;i&gt;MET&lt;/i&gt; D1228V Mutation and Resistance to MET Inhibition in Lung Cancer&quot;,&quot;volume&quot;:&quot;6&quot;,&quot;author&quot;:[{&quot;family&quot;:&quot;Bahcall&quot;,&quot;given&quot;:&quot;Magda&quot;},{&quot;family&quot;:&quot;Sim&quot;,&quot;given&quot;:&quot;Taebo&quot;},{&quot;family&quot;:&quot;Paweletz&quot;,&quot;given&quot;:&quot;Cloud P.&quot;},{&quot;family&quot;:&quot;Patel&quot;,&quot;given&quot;:&quot;Jyoti D.&quot;},{&quot;family&quot;:&quot;Alden&quot;,&quot;given&quot;:&quot;Ryan S.&quot;},{&quot;family&quot;:&quot;Kuang&quot;,&quot;given&quot;:&quot;Yanan&quot;},{&quot;family&quot;:&quot;Sacher&quot;,&quot;given&quot;:&quot;Adrian G.&quot;},{&quot;family&quot;:&quot;Kim&quot;,&quot;given&quot;:&quot;Nam Doo&quot;},{&quot;family&quot;:&quot;Lydon&quot;,&quot;given&quot;:&quot;Christine A.&quot;},{&quot;family&quot;:&quot;Awad&quot;,&quot;given&quot;:&quot;Mark M.&quot;},{&quot;family&quot;:&quot;Jaklitsch&quot;,&quot;given&quot;:&quot;Michael T.&quot;},{&quot;family&quot;:&quot;Sholl&quot;,&quot;given&quot;:&quot;Lynette M.&quot;},{&quot;family&quot;:&quot;Jänne&quot;,&quot;given&quot;:&quot;Pasi A.&quot;},{&quot;family&quot;:&quot;Oxnard&quot;,&quot;given&quot;:&quot;Geoffrey R.&quot;}],&quot;issued&quot;:{&quot;date-parts&quot;:[[&quot;2016&quot;,12,1]]}}}],&quot;schema&quot;:&quot;https://github.com/citation-style-language/schema/raw/master/csl-citation.json&quot;} RNDY4MqhLBi4J"/>(3)<text:reference-mark-end text:name="ZOTERO_ITEM CSL_CITATION {&quot;citationID&quot;:&quot;6t6UbICy&quot;,&quot;properties&quot;:{&quot;formattedCitation&quot;:&quot;(3)&quot;,&quot;plainCitation&quot;:&quot;(3)&quot;,&quot;noteIndex&quot;:0},&quot;citationItems&quot;:[{&quot;id&quot;:354,&quot;uris&quot;:[&quot;http://zotero.org/users/13248696/items/Z7UZJK5M&quot;],&quot;itemData&quot;:{&quot;id&quot;:354,&quot;type&quot;:&quot;article-journal&quot;,&quot;abstract&quot;:&quot;Abstract\n            Amplified and/or mutated MET can act as both a primary oncogenic driver and as a promoter of tyrosine kinase inhibitor (TKI) resistance in non–small cell lung cancer (NSCLC). However, the landscape of MET-specific targeting agents remains underdeveloped, and understanding of mechanisms of resistance to MET TKIs is limited. Here, we present a case of a patient with lung adenocarcinoma harboring both a mutation in EGFR and an amplification of MET, who after progression on erlotinib responded dramatically to combined MET and EGFR inhibition with savolitinib and osimertinib. When resistance developed to this combination, a new MET kinase domain mutation, D1228V, was detected. Our in vitro findings demonstrate that METD1228V induces resistance to type I MET TKIs through impaired drug binding, while sensitivity to type II MET TKIs is maintained. Based on these findings, the patient was treated with erlotinib combined with cabozantinib, a type II MET inhibitor, and exhibited a response.\n            Significance: With several structurally distinct MET inhibitors undergoing development for treatment of NSCLC, it is critical to identify mechanism-based therapies for drug resistance. We demonstrate that an acquired METD1228V mutation mediates resistance to type I, but not type II, MET inhibitors, having therapeutic implications for the clinical use of sequential MET inhibitors. Cancer Discov; 6(12); 1334–41. ©2016 AACR.\n            See related commentary by Trusolino, p. 1306.\n            This article is highlighted in the In This Issue feature, p. 1293&quot;,&quot;container-title&quot;:&quot;Cancer Discovery&quot;,&quot;DOI&quot;:&quot;10.1158/2159-8290.CD-16-0686&quot;,&quot;ISSN&quot;:&quot;2159-8274, 2159-8290&quot;,&quot;issue&quot;:&quot;12&quot;,&quot;language&quot;:&quot;en&quot;,&quot;page&quot;:&quot;1334-1341&quot;,&quot;source&quot;:&quot;DOI.org (Crossref)&quot;,&quot;title&quot;:&quot;Acquired &lt;i&gt;MET&lt;/i&gt; D1228V Mutation and Resistance to MET Inhibition in Lung Cancer&quot;,&quot;volume&quot;:&quot;6&quot;,&quot;author&quot;:[{&quot;family&quot;:&quot;Bahcall&quot;,&quot;given&quot;:&quot;Magda&quot;},{&quot;family&quot;:&quot;Sim&quot;,&quot;given&quot;:&quot;Taebo&quot;},{&quot;family&quot;:&quot;Paweletz&quot;,&quot;given&quot;:&quot;Cloud P.&quot;},{&quot;family&quot;:&quot;Patel&quot;,&quot;given&quot;:&quot;Jyoti D.&quot;},{&quot;family&quot;:&quot;Alden&quot;,&quot;given&quot;:&quot;Ryan S.&quot;},{&quot;family&quot;:&quot;Kuang&quot;,&quot;given&quot;:&quot;Yanan&quot;},{&quot;family&quot;:&quot;Sacher&quot;,&quot;given&quot;:&quot;Adrian G.&quot;},{&quot;family&quot;:&quot;Kim&quot;,&quot;given&quot;:&quot;Nam Doo&quot;},{&quot;family&quot;:&quot;Lydon&quot;,&quot;given&quot;:&quot;Christine A.&quot;},{&quot;family&quot;:&quot;Awad&quot;,&quot;given&quot;:&quot;Mark M.&quot;},{&quot;family&quot;:&quot;Jaklitsch&quot;,&quot;given&quot;:&quot;Michael T.&quot;},{&quot;family&quot;:&quot;Sholl&quot;,&quot;given&quot;:&quot;Lynette M.&quot;},{&quot;family&quot;:&quot;Jänne&quot;,&quot;given&quot;:&quot;Pasi A.&quot;},{&quot;family&quot;:&quot;Oxnard&quot;,&quot;given&quot;:&quot;Geoffrey R.&quot;}],&quot;issued&quot;:{&quot;date-parts&quot;:[[&quot;2016&quot;,12,1]]}}}],&quot;schema&quot;:&quot;https://github.com/citation-style-language/schema/raw/master/csl-citation.json&quot;} RNDY4MqhLBi4J"/>. باتوجه توضیحات ذکر شده، نیاز به طراحی مهارکننده های MET به عنوان یک رویکرد نوین در زمینه علوم دارویی مطرح است.</text:p>
      <text:p text:style-name="P2"/>
      <text:p text:style-name="P3">آمار**</text:p>
      <text:p text:style-name="P3"/>
      <text:p text:style-name="P2"/>
      <text:p text:style-name="P2"/>
      <text:p text:style-name="P2"/>
      <text:p text:style-name="P2">مرور متون</text:p>
      <text:p text:style-name="P2"/>
      <text:p text:style-name="P1"><text:span text:style-name="T1">در مطالعه‌ای در سال ۲۰۲۳ به این مهم که مهار کننده های تایپ یک MET کیناز، اختصاصیت زیادی نسبت به این کیناز به خاطر اینتراکشن π-π با لوپ فعال‌کننده دارند که در سال های اخیر بروز جهش نقطه‌ای D1228V باعث از بین رفتن این اینتراکشن مهم و بروز مقاومت نسبت به مهار کننده های تایپ ۱ در بالین شده است </text:span><text:reference-mark-start text:name="ZOTERO_ITEM CSL_CITATION {&quot;citationID&quot;:&quot;upRlSybh&quot;,&quot;properties&quot;:{&quot;formattedCitation&quot;:&quot;(4)&quot;,&quot;plainCitation&quot;:&quot;(4)&quot;,&quot;noteIndex&quot;:0},&quot;citationItems&quot;:[{&quot;id&quot;:371,&quot;uris&quot;:[&quot;http://zotero.org/users/13248696/items/CP5JBJV3&quot;],&quot;itemData&quot;:{&quot;id&quot;:371,&quot;type&quot;:&quot;article-journal&quot;,&quot;container-title&quot;:&quot;Journal of Medicinal Chemistry&quot;,&quot;DOI&quot;:&quot;10.1021/acs.jmedchem.3c00401&quot;,&quot;ISSN&quot;:&quot;0022-2623, 1520-4804&quot;,&quot;issue&quot;:&quot;13&quot;,&quot;journalAbbreviation&quot;:&quot;J. Med. Chem.&quot;,&quot;language&quot;:&quot;en&quot;,&quot;license&quot;:&quot;https://creativecommons.org/licenses/by-nc-nd/4.0/&quot;,&quot;page&quot;:&quot;8782-8807&quot;,&quot;source&quot;:&quot;DOI.org (Crossref)&quot;,&quot;title&quot;:&quot;Discovery and Optimization of the First ATP Competitive Type-III c-MET Inhibitor&quot;,&quot;volume&quot;:&quot;66&quot;,&quot;author&quot;:[{&quot;family&quot;:&quot;Michaelides&quot;,&quot;given&quot;:&quot;Iacovos N.&quot;},{&quot;family&quot;:&quot;Collie&quot;,&quot;given&quot;:&quot;Gavin W.&quot;},{&quot;family&quot;:&quot;Börjesson&quot;,&quot;given&quot;:&quot;Ulf&quot;},{&quot;family&quot;:&quot;Vasalou&quot;,&quot;given&quot;:&quot;Christina&quot;},{&quot;family&quot;:&quot;Alkhatib&quot;,&quot;given&quot;:&quot;Omar&quot;},{&quot;family&quot;:&quot;Barlind&quot;,&quot;given&quot;:&quot;Louise&quot;},{&quot;family&quot;:&quot;Cheung&quot;,&quot;given&quot;:&quot;Tony&quot;},{&quot;family&quot;:&quot;Dale&quot;,&quot;given&quot;:&quot;Ian L.&quot;},{&quot;family&quot;:&quot;Embrey&quot;,&quot;given&quot;:&quot;Kevin J.&quot;},{&quot;family&quot;:&quot;Hennessy&quot;,&quot;given&quot;:&quot;Edward J.&quot;},{&quot;family&quot;:&quot;Khurana&quot;,&quot;given&quot;:&quot;Puneet&quot;},{&quot;family&quot;:&quot;Koh&quot;,&quot;given&quot;:&quot;Cheryl M.&quot;},{&quot;family&quot;:&quot;Lamb&quot;,&quot;given&quot;:&quot;Michelle L.&quot;},{&quot;family&quot;:&quot;Liu&quot;,&quot;given&quot;:&quot;Jianming&quot;},{&quot;family&quot;:&quot;Moss&quot;,&quot;given&quot;:&quot;Thomas A.&quot;},{&quot;family&quot;:&quot;O’Neill&quot;,&quot;given&quot;:&quot;Daniel J.&quot;},{&quot;family&quot;:&quot;Phillips&quot;,&quot;given&quot;:&quot;Christopher&quot;},{&quot;family&quot;:&quot;Shaw&quot;,&quot;given&quot;:&quot;Joseph&quot;},{&quot;family&quot;:&quot;Snijder&quot;,&quot;given&quot;:&quot;Arjan&quot;},{&quot;family&quot;:&quot;Storer&quot;,&quot;given&quot;:&quot;R. Ian&quot;},{&quot;family&quot;:&quot;Stubbs&quot;,&quot;given&quot;:&quot;Christopher J.&quot;},{&quot;family&quot;:&quot;Han&quot;,&quot;given&quot;:&quot;Fujin&quot;},{&quot;family&quot;:&quot;Li&quot;,&quot;given&quot;:&quot;Chengzhi&quot;},{&quot;family&quot;:&quot;Qiao&quot;,&quot;given&quot;:&quot;Jingchuan&quot;},{&quot;family&quot;:&quot;Sun&quot;,&quot;given&quot;:&quot;Dong-Qing&quot;},{&quot;family&quot;:&quot;Wang&quot;,&quot;given&quot;:&quot;Jingwen&quot;},{&quot;family&quot;:&quot;Wang&quot;,&quot;given&quot;:&quot;Peng&quot;},{&quot;family&quot;:&quot;Yang&quot;,&quot;given&quot;:&quot;Wenzhen&quot;}],&quot;issued&quot;:{&quot;date-parts&quot;:[[&quot;2023&quot;,7,13]]}}}],&quot;schema&quot;:&quot;https://github.com/citation-style-language/schema/raw/master/csl-citation.json&quot;} RND8x1Us1KM14"/><text:span text:style-name="T1">(4)</text:span><text:reference-mark-end text:name="ZOTERO_ITEM CSL_CITATION {&quot;citationID&quot;:&quot;upRlSybh&quot;,&quot;properties&quot;:{&quot;formattedCitation&quot;:&quot;(4)&quot;,&quot;plainCitation&quot;:&quot;(4)&quot;,&quot;noteIndex&quot;:0},&quot;citationItems&quot;:[{&quot;id&quot;:371,&quot;uris&quot;:[&quot;http://zotero.org/users/13248696/items/CP5JBJV3&quot;],&quot;itemData&quot;:{&quot;id&quot;:371,&quot;type&quot;:&quot;article-journal&quot;,&quot;container-title&quot;:&quot;Journal of Medicinal Chemistry&quot;,&quot;DOI&quot;:&quot;10.1021/acs.jmedchem.3c00401&quot;,&quot;ISSN&quot;:&quot;0022-2623, 1520-4804&quot;,&quot;issue&quot;:&quot;13&quot;,&quot;journalAbbreviation&quot;:&quot;J. Med. Chem.&quot;,&quot;language&quot;:&quot;en&quot;,&quot;license&quot;:&quot;https://creativecommons.org/licenses/by-nc-nd/4.0/&quot;,&quot;page&quot;:&quot;8782-8807&quot;,&quot;source&quot;:&quot;DOI.org (Crossref)&quot;,&quot;title&quot;:&quot;Discovery and Optimization of the First ATP Competitive Type-III c-MET Inhibitor&quot;,&quot;volume&quot;:&quot;66&quot;,&quot;author&quot;:[{&quot;family&quot;:&quot;Michaelides&quot;,&quot;given&quot;:&quot;Iacovos N.&quot;},{&quot;family&quot;:&quot;Collie&quot;,&quot;given&quot;:&quot;Gavin W.&quot;},{&quot;family&quot;:&quot;Börjesson&quot;,&quot;given&quot;:&quot;Ulf&quot;},{&quot;family&quot;:&quot;Vasalou&quot;,&quot;given&quot;:&quot;Christina&quot;},{&quot;family&quot;:&quot;Alkhatib&quot;,&quot;given&quot;:&quot;Omar&quot;},{&quot;family&quot;:&quot;Barlind&quot;,&quot;given&quot;:&quot;Louise&quot;},{&quot;family&quot;:&quot;Cheung&quot;,&quot;given&quot;:&quot;Tony&quot;},{&quot;family&quot;:&quot;Dale&quot;,&quot;given&quot;:&quot;Ian L.&quot;},{&quot;family&quot;:&quot;Embrey&quot;,&quot;given&quot;:&quot;Kevin J.&quot;},{&quot;family&quot;:&quot;Hennessy&quot;,&quot;given&quot;:&quot;Edward J.&quot;},{&quot;family&quot;:&quot;Khurana&quot;,&quot;given&quot;:&quot;Puneet&quot;},{&quot;family&quot;:&quot;Koh&quot;,&quot;given&quot;:&quot;Cheryl M.&quot;},{&quot;family&quot;:&quot;Lamb&quot;,&quot;given&quot;:&quot;Michelle L.&quot;},{&quot;family&quot;:&quot;Liu&quot;,&quot;given&quot;:&quot;Jianming&quot;},{&quot;family&quot;:&quot;Moss&quot;,&quot;given&quot;:&quot;Thomas A.&quot;},{&quot;family&quot;:&quot;O’Neill&quot;,&quot;given&quot;:&quot;Daniel J.&quot;},{&quot;family&quot;:&quot;Phillips&quot;,&quot;given&quot;:&quot;Christopher&quot;},{&quot;family&quot;:&quot;Shaw&quot;,&quot;given&quot;:&quot;Joseph&quot;},{&quot;family&quot;:&quot;Snijder&quot;,&quot;given&quot;:&quot;Arjan&quot;},{&quot;family&quot;:&quot;Storer&quot;,&quot;given&quot;:&quot;R. Ian&quot;},{&quot;family&quot;:&quot;Stubbs&quot;,&quot;given&quot;:&quot;Christopher J.&quot;},{&quot;family&quot;:&quot;Han&quot;,&quot;given&quot;:&quot;Fujin&quot;},{&quot;family&quot;:&quot;Li&quot;,&quot;given&quot;:&quot;Chengzhi&quot;},{&quot;family&quot;:&quot;Qiao&quot;,&quot;given&quot;:&quot;Jingchuan&quot;},{&quot;family&quot;:&quot;Sun&quot;,&quot;given&quot;:&quot;Dong-Qing&quot;},{&quot;family&quot;:&quot;Wang&quot;,&quot;given&quot;:&quot;Jingwen&quot;},{&quot;family&quot;:&quot;Wang&quot;,&quot;given&quot;:&quot;Peng&quot;},{&quot;family&quot;:&quot;Yang&quot;,&quot;given&quot;:&quot;Wenzhen&quot;}],&quot;issued&quot;:{&quot;date-parts&quot;:[[&quot;2023&quot;,7,13]]}}}],&quot;schema&quot;:&quot;https://github.com/citation-style-language/schema/raw/master/csl-citation.json&quot;} RND8x1Us1KM14"/><text:span text:style-name="T1">.</text:span></text:p>
      <text:p text:style-name="P2"/>
      <text:p text:style-name="P1"><text:span text:style-name="T2">در یک مطالعه in-vitro در سال ۲۰۲۲ فوجینو و همکاران ۳۰۰ دارو مهارکننده کیناز را </text:span><text:span text:style-name="T3">در رده سلولی </text:span><text:span text:style-name="T4">Ba/F3</text:span><text:span text:style-name="T5"> که دارای</text:span><text:span text:style-name="T2"> فرم های جهش یافته MET </text:span><text:span text:style-name="T3">بودند </text:span><text:span text:style-name="T6">که به</text:span><text:span text:style-name="T2"> داروهای خط اول مقاومت نشان داده بود</text:span><text:span text:style-name="T3">، </text:span><text:span text:style-name="T2"><text:s/></text:span><text:span text:style-name="T3">آزمایش کردند و نشان دادند که تمام داروهای مهارکننده تایپ یک که روی فرم طبیعی عمل میکن</text:span><text:span text:style-name="T6">ن</text:span><text:span text:style-name="T3">د</text:span><text:span text:style-name="T6">،</text:span><text:span text:style-name="T3"> روی این جهش های D1228X فاقد عملکرد بودند</text:span><text:span text:style-name="T1">، محققان در این مطالعه داروی fometinib را که یک مهارکننده تایپ ۲ است را پیشنهاد دادند که برخلاف مهار کننده های تایپ ۱ اختصاصیت پایین‌ترین نسبت به MET دارد</text:span><text:span text:style-name="T3"> </text:span><text:reference-mark-start text:name="ZOTERO_ITEM CSL_CITATION {&quot;citationID&quot;:&quot;Oe8rkJNr&quot;,&quot;properties&quot;:{&quot;formattedCitation&quot;:&quot;(5)&quot;,&quot;plainCitation&quot;:&quot;(5)&quot;,&quot;noteIndex&quot;:0},&quot;citationItems&quot;:[{&quot;id&quot;:358,&quot;uris&quot;:[&quot;http://zotero.org/users/13248696/items/AIEGD6ZI&quot;],&quot;itemData&quot;:{&quot;id&quot;:358,&quot;type&quot;:&quot;article-journal&quot;,&quot;abstract&quot;:&quot;Capmatinib and tepotinib are guideline-recommended front-line treatments for non-small-cell lung cancer (NSCLC) patients with MET exon 14 skipping mutations (METex14). However, the emergence of acquired resistance to capmatinib/tepotinib is almost inevitable partially due to D1228X or Y1230X secondary mutations of the MET. In this study, we explored agents that are active against both D1228X and Y1230X MET to propose an ideal sequential treatment after capmatinib/tepotinib treatment failure in NSCLC patients with METex14.&quot;,&quot;container-title&quot;:&quot;Journal of Hematology &amp; Oncology&quot;,&quot;DOI&quot;:&quot;10.1186/s13045-022-01299-z&quot;,&quot;ISSN&quot;:&quot;1756-8722&quot;,&quot;issue&quot;:&quot;1&quot;,&quot;journalAbbreviation&quot;:&quot;J Hematol Oncol&quot;,&quot;language&quot;:&quot;en&quot;,&quot;page&quot;:&quot;79&quot;,&quot;source&quot;:&quot;Springer Link&quot;,&quot;title&quot;:&quot;Foretinib can overcome common on-target resistance mutations after capmatinib/tepotinib treatment in NSCLCs with MET exon 14 skipping mutation&quot;,&quot;volume&quot;:&quot;15&quot;,&quot;author&quot;:[{&quot;family&quot;:&quot;Fujino&quot;,&quot;given&quot;:&quot;Toshio&quot;},{&quot;family&quot;:&quot;Suda&quot;,&quot;given&quot;:&quot;Kenichi&quot;},{&quot;family&quot;:&quot;Koga&quot;,&quot;given&quot;:&quot;Takamasa&quot;},{&quot;family&quot;:&quot;Hamada&quot;,&quot;given&quot;:&quot;Akira&quot;},{&quot;family&quot;:&quot;Ohara&quot;,&quot;given&quot;:&quot;Shuta&quot;},{&quot;family&quot;:&quot;Chiba&quot;,&quot;given&quot;:&quot;Masato&quot;},{&quot;family&quot;:&quot;Shimoji&quot;,&quot;given&quot;:&quot;Masaki&quot;},{&quot;family&quot;:&quot;Takemoto&quot;,&quot;given&quot;:&quot;Toshiki&quot;},{&quot;family&quot;:&quot;Soh&quot;,&quot;given&quot;:&quot;Junichi&quot;},{&quot;family&quot;:&quot;Mitsudomi&quot;,&quot;given&quot;:&quot;Tetsuya&quot;}],&quot;issued&quot;:{&quot;date-parts&quot;:[[&quot;2022&quot;,6,11]]}}}],&quot;schema&quot;:&quot;https://github.com/citation-style-language/schema/raw/master/csl-citation.json&quot;} RNDguhVTq6PCu"/><text:span text:style-name="T3">(5)</text:span><text:reference-mark-end text:name="ZOTERO_ITEM CSL_CITATION {&quot;citationID&quot;:&quot;Oe8rkJNr&quot;,&quot;properties&quot;:{&quot;formattedCitation&quot;:&quot;(5)&quot;,&quot;plainCitation&quot;:&quot;(5)&quot;,&quot;noteIndex&quot;:0},&quot;citationItems&quot;:[{&quot;id&quot;:358,&quot;uris&quot;:[&quot;http://zotero.org/users/13248696/items/AIEGD6ZI&quot;],&quot;itemData&quot;:{&quot;id&quot;:358,&quot;type&quot;:&quot;article-journal&quot;,&quot;abstract&quot;:&quot;Capmatinib and tepotinib are guideline-recommended front-line treatments for non-small-cell lung cancer (NSCLC) patients with MET exon 14 skipping mutations (METex14). However, the emergence of acquired resistance to capmatinib/tepotinib is almost inevitable partially due to D1228X or Y1230X secondary mutations of the MET. In this study, we explored agents that are active against both D1228X and Y1230X MET to propose an ideal sequential treatment after capmatinib/tepotinib treatment failure in NSCLC patients with METex14.&quot;,&quot;container-title&quot;:&quot;Journal of Hematology &amp; Oncology&quot;,&quot;DOI&quot;:&quot;10.1186/s13045-022-01299-z&quot;,&quot;ISSN&quot;:&quot;1756-8722&quot;,&quot;issue&quot;:&quot;1&quot;,&quot;journalAbbreviation&quot;:&quot;J Hematol Oncol&quot;,&quot;language&quot;:&quot;en&quot;,&quot;page&quot;:&quot;79&quot;,&quot;source&quot;:&quot;Springer Link&quot;,&quot;title&quot;:&quot;Foretinib can overcome common on-target resistance mutations after capmatinib/tepotinib treatment in NSCLCs with MET exon 14 skipping mutation&quot;,&quot;volume&quot;:&quot;15&quot;,&quot;author&quot;:[{&quot;family&quot;:&quot;Fujino&quot;,&quot;given&quot;:&quot;Toshio&quot;},{&quot;family&quot;:&quot;Suda&quot;,&quot;given&quot;:&quot;Kenichi&quot;},{&quot;family&quot;:&quot;Koga&quot;,&quot;given&quot;:&quot;Takamasa&quot;},{&quot;family&quot;:&quot;Hamada&quot;,&quot;given&quot;:&quot;Akira&quot;},{&quot;family&quot;:&quot;Ohara&quot;,&quot;given&quot;:&quot;Shuta&quot;},{&quot;family&quot;:&quot;Chiba&quot;,&quot;given&quot;:&quot;Masato&quot;},{&quot;family&quot;:&quot;Shimoji&quot;,&quot;given&quot;:&quot;Masaki&quot;},{&quot;family&quot;:&quot;Takemoto&quot;,&quot;given&quot;:&quot;Toshiki&quot;},{&quot;family&quot;:&quot;Soh&quot;,&quot;given&quot;:&quot;Junichi&quot;},{&quot;family&quot;:&quot;Mitsudomi&quot;,&quot;given&quot;:&quot;Tetsuya&quot;}],&quot;issued&quot;:{&quot;date-parts&quot;:[[&quot;2022&quot;,6,11]]}}}],&quot;schema&quot;:&quot;https://github.com/citation-style-language/schema/raw/master/csl-citation.json&quot;} RNDguhVTq6PCu"/><text:span text:style-name="T3">. </text:span></text:p>
      <text:p text:style-name="P4"/>
      <text:p text:style-name="P1"><text:span text:style-name="T3">در یک مطالع</text:span><text:span text:style-name="T6">ه</text:span><text:span text:style-name="T3"> مورد</text:span><text:span text:style-name="T6">ی</text:span><text:span text:style-name="T3"> توسط پارسونس و همکاران در سال ۲۰۲۰ </text:span><text:span text:style-name="T6">بروز D1228N </text:span><text:span text:style-name="T3">جهش در سایت اتصال Crizotinib پس از گذراندن دوره درمانی معمول مشاهده شد </text:span><text:span text:style-name="T7">که باعث عدم پاسخگویی به درمان خط اول شد </text:span><text:reference-mark-start text:name="ZOTERO_ITEM CSL_CITATION {&quot;citationID&quot;:&quot;9rTJ9OYk&quot;,&quot;properties&quot;:{&quot;formattedCitation&quot;:&quot;(6)&quot;,&quot;plainCitation&quot;:&quot;(6)&quot;,&quot;noteIndex&quot;:0},&quot;citationItems&quot;:[{&quot;id&quot;:360,&quot;uris&quot;:[&quot;http://zotero.org/users/13248696/items/S9GQEAYQ&quot;],&quot;itemData&quot;:{&quot;id&quot;:360,&quot;type&quot;:&quot;article-journal&quot;,&quot;abstract&quot;:&quot;Background\nTargeting of somatic MET mutations using crizotinib has led to strong clinical responses, most frequently in patients with lung cancer, raising the possibility of adopting similar treatment strategies in patients with MET alterations in other cancer types.\nPatient and Methods\nWe describe a patient with advanced triple-negative breast cancer with a 30-fold amplification of MET. Next-generation sequencing of pre- and postprogression biopsies was performed to identify the resistance mechanism emerging after an initial exceptional response to crizotinib. The response of the resistance mutant to type I and II MET inhibitors was assessed in cultured cells.\nResults\nAfter progressing on crizotinib, a MET-D1228N mutation was detected, which is located in the crizotinib-binding region of the MET kinase domain. Experimental studies demonstrated that this mutation confers complete resistance to crizotinib yet retains cabozantinib sensitivity. Treatment of the patient with cabozantinib led to a subjective improvement in clinical symptoms, but the patient progressed after 7 weeks.\nConclusion\nAlthough MET mutations are rare in breast cancer, these patients may experience substantial clinical benefit from crizotinib treatment. Nevertheless, drug resistance owing to on-target MET mutations will likely be frequently encountered and comprehensive mechanistic studies to assess sensitivity of these mutants to a series of potential second-line therapies may help guide subsequent treatment for these patients.&quot;,&quot;container-title&quot;:&quot;Clinical Breast Cancer&quot;,&quot;DOI&quot;:&quot;10.1016/j.clbc.2020.02.003&quot;,&quot;ISSN&quot;:&quot;1526-8209&quot;,&quot;issue&quot;:&quot;4&quot;,&quot;journalAbbreviation&quot;:&quot;Clinical Breast Cancer&quot;,&quot;page&quot;:&quot;e433-e438&quot;,&quot;source&quot;:&quot;ScienceDirect&quot;,&quot;title&quot;:&quot;Acquisition of Cabozantinib-Sensitive MET D1228N Mutation During Progression on Crizotinib in &lt;i&gt;MET&lt;/i&gt;-Amplified Triple-Negative Breast Cancer&quot;,&quot;volume&quot;:&quot;20&quot;,&quot;author&quot;:[{&quot;family&quot;:&quot;Parsons&quot;,&quot;given&quot;:&quot;Benjamin M.&quot;},{&quot;family&quot;:&quot;Meier&quot;,&quot;given&quot;:&quot;David R.&quot;},{&quot;family&quot;:&quot;Richmond&quot;,&quot;given&quot;:&quot;Craig S.&quot;},{&quot;family&quot;:&quot;Gurda&quot;,&quot;given&quot;:&quot;Grzegorz T.&quot;},{&quot;family&quot;:&quot;Lofgren&quot;,&quot;given&quot;:&quot;Kristopher A.&quot;},{&quot;family&quot;:&quot;Burkard&quot;,&quot;given&quot;:&quot;Mark E.&quot;},{&quot;family&quot;:&quot;Deming&quot;,&quot;given&quot;:&quot;Dustin A.&quot;},{&quot;family&quot;:&quot;Kenny&quot;,&quot;given&quot;:&quot;Paraic A.&quot;}],&quot;issued&quot;:{&quot;date-parts&quot;:[[&quot;2020&quot;,8,1]]}}}],&quot;schema&quot;:&quot;https://github.com/citation-style-language/schema/raw/master/csl-citation.json&quot;} RNDwLOeAGRYCx"/><text:span text:style-name="T7">(6)</text:span><text:reference-mark-end text:name="ZOTERO_ITEM CSL_CITATION {&quot;citationID&quot;:&quot;9rTJ9OYk&quot;,&quot;properties&quot;:{&quot;formattedCitation&quot;:&quot;(6)&quot;,&quot;plainCitation&quot;:&quot;(6)&quot;,&quot;noteIndex&quot;:0},&quot;citationItems&quot;:[{&quot;id&quot;:360,&quot;uris&quot;:[&quot;http://zotero.org/users/13248696/items/S9GQEAYQ&quot;],&quot;itemData&quot;:{&quot;id&quot;:360,&quot;type&quot;:&quot;article-journal&quot;,&quot;abstract&quot;:&quot;Background\nTargeting of somatic MET mutations using crizotinib has led to strong clinical responses, most frequently in patients with lung cancer, raising the possibility of adopting similar treatment strategies in patients with MET alterations in other cancer types.\nPatient and Methods\nWe describe a patient with advanced triple-negative breast cancer with a 30-fold amplification of MET. Next-generation sequencing of pre- and postprogression biopsies was performed to identify the resistance mechanism emerging after an initial exceptional response to crizotinib. The response of the resistance mutant to type I and II MET inhibitors was assessed in cultured cells.\nResults\nAfter progressing on crizotinib, a MET-D1228N mutation was detected, which is located in the crizotinib-binding region of the MET kinase domain. Experimental studies demonstrated that this mutation confers complete resistance to crizotinib yet retains cabozantinib sensitivity. Treatment of the patient with cabozantinib led to a subjective improvement in clinical symptoms, but the patient progressed after 7 weeks.\nConclusion\nAlthough MET mutations are rare in breast cancer, these patients may experience substantial clinical benefit from crizotinib treatment. Nevertheless, drug resistance owing to on-target MET mutations will likely be frequently encountered and comprehensive mechanistic studies to assess sensitivity of these mutants to a series of potential second-line therapies may help guide subsequent treatment for these patients.&quot;,&quot;container-title&quot;:&quot;Clinical Breast Cancer&quot;,&quot;DOI&quot;:&quot;10.1016/j.clbc.2020.02.003&quot;,&quot;ISSN&quot;:&quot;1526-8209&quot;,&quot;issue&quot;:&quot;4&quot;,&quot;journalAbbreviation&quot;:&quot;Clinical Breast Cancer&quot;,&quot;page&quot;:&quot;e433-e438&quot;,&quot;source&quot;:&quot;ScienceDirect&quot;,&quot;title&quot;:&quot;Acquisition of Cabozantinib-Sensitive MET D1228N Mutation During Progression on Crizotinib in &lt;i&gt;MET&lt;/i&gt;-Amplified Triple-Negative Breast Cancer&quot;,&quot;volume&quot;:&quot;20&quot;,&quot;author&quot;:[{&quot;family&quot;:&quot;Parsons&quot;,&quot;given&quot;:&quot;Benjamin M.&quot;},{&quot;family&quot;:&quot;Meier&quot;,&quot;given&quot;:&quot;David R.&quot;},{&quot;family&quot;:&quot;Richmond&quot;,&quot;given&quot;:&quot;Craig S.&quot;},{&quot;family&quot;:&quot;Gurda&quot;,&quot;given&quot;:&quot;Grzegorz T.&quot;},{&quot;family&quot;:&quot;Lofgren&quot;,&quot;given&quot;:&quot;Kristopher A.&quot;},{&quot;family&quot;:&quot;Burkard&quot;,&quot;given&quot;:&quot;Mark E.&quot;},{&quot;family&quot;:&quot;Deming&quot;,&quot;given&quot;:&quot;Dustin A.&quot;},{&quot;family&quot;:&quot;Kenny&quot;,&quot;given&quot;:&quot;Paraic A.&quot;}],&quot;issued&quot;:{&quot;date-parts&quot;:[[&quot;2020&quot;,8,1]]}}}],&quot;schema&quot;:&quot;https://github.com/citation-style-language/schema/raw/master/csl-citation.json&quot;} RNDwLOeAGRYCx"/><text:span text:style-name="T3">.</text:span></text:p>
      <text:p text:style-name="P1"/>
      <text:p text:style-name="P1"><text:span text:style-name="T3">در یک مطالعه گزارش مورد دیگر توسط واویلو و همکاران </text:span><text:span text:style-name="T7">در سال ۲۰۲۰</text:span><text:span text:style-name="T6">، </text:span><text:span text:style-name="T3"><text:s/>عدم اثربخشی درمان ترکیبی <text:s/>Osimertinib </text:span><text:span text:style-name="T6">)(مهارکننده EGFR)</text:span><text:span text:style-name="T3"> و Savolotinib که جدید ترین مهار کننده تایپ ۱ MET میباشد</text:span><text:span text:style-name="T7">؛</text:span><text:span text:style-name="T3"> در </text:span><text:span text:style-name="T6">یک </text:span><text:span text:style-name="T3">بیمار </text:span><text:span text:style-name="T6">مبتلا به</text:span><text:span text:style-name="T3"> NSCLC مشاهده شد. در این مطالعه </text:span><text:span text:style-name="T7">نشان داده شد که مقاومت مشاهده شده به علت جهش D1228V میباشد و بیمار </text:span><text:span text:style-name="T6">تحت درمان با</text:span><text:span text:style-name="T7"> داروی </text:span><text:span text:style-name="T8">Cabozantinib </text:span><text:span text:style-name="T9">مهارکننده تایپ ۲ MET قرار داده شد. ولی به علت عوارض جدی این دارو و عدم تحمل بیمار، با وجود اثربخشی نسبی روی فرم جهش یافته، تجویز دارو ادامه نیافت و بیمار فوت شد </text:span><text:reference-mark-start text:name="ZOTERO_ITEM CSL_CITATION {&quot;citationID&quot;:&quot;rngBzG7z&quot;,&quot;properties&quot;:{&quot;formattedCitation&quot;:&quot;(7)&quot;,&quot;plainCitation&quot;:&quot;(7)&quot;,&quot;noteIndex&quot;:0},&quot;citationItems&quot;:[{&quot;id&quot;:362,&quot;uris&quot;:[&quot;http://zotero.org/users/13248696/items/7TUQVK59&quot;],&quot;itemData&quot;:{&quot;id&quot;:362,&quot;type&quot;:&quot;article-journal&quot;,&quot;container-title&quot;:&quot;JTO Clinical and Research Reports&quot;,&quot;DOI&quot;:&quot;10.1016/j.jtocrr.2020.100071&quot;,&quot;ISSN&quot;:&quot;2666-3643&quot;,&quot;issue&quot;:&quot;4&quot;,&quot;journalAbbreviation&quot;:&quot;JTO Clinical and Research Reports&quot;,&quot;page&quot;:&quot;100071&quot;,&quot;source&quot;:&quot;ScienceDirect&quot;,&quot;title&quot;:&quot;Acquired Resistance to Osimertinib Plus Savolitinib Is Mediated by &lt;i&gt;MET&lt;/i&gt;-D1228 and &lt;i&gt;MET&lt;/i&gt;-Y1230 Mutations in &lt;i&gt;EGFR&lt;/i&gt;-Mutated &lt;i&gt;MET&lt;/i&gt;-Amplified Lung Cancer&quot;,&quot;volume&quot;:&quot;1&quot;,&quot;author&quot;:[{&quot;family&quot;:&quot;Piper-Vallillo&quot;,&quot;given&quot;:&quot;Andrew J.&quot;},{&quot;family&quot;:&quot;Halbert&quot;,&quot;given&quot;:&quot;Brian T.&quot;},{&quot;family&quot;:&quot;Rangachari&quot;,&quot;given&quot;:&quot;Deepa&quot;},{&quot;family&quot;:&quot;Kobayashi&quot;,&quot;given&quot;:&quot;Susumu S.&quot;},{&quot;family&quot;:&quot;Costa&quot;,&quot;given&quot;:&quot;Daniel B.&quot;}],&quot;issued&quot;:{&quot;date-parts&quot;:[[&quot;2020&quot;,11,1]]}}}],&quot;schema&quot;:&quot;https://github.com/citation-style-language/schema/raw/master/csl-citation.json&quot;} RNDvzQynaag64"/><text:span text:style-name="T9">(7)</text:span><text:reference-mark-end text:name="ZOTERO_ITEM CSL_CITATION {&quot;citationID&quot;:&quot;rngBzG7z&quot;,&quot;properties&quot;:{&quot;formattedCitation&quot;:&quot;(7)&quot;,&quot;plainCitation&quot;:&quot;(7)&quot;,&quot;noteIndex&quot;:0},&quot;citationItems&quot;:[{&quot;id&quot;:362,&quot;uris&quot;:[&quot;http://zotero.org/users/13248696/items/7TUQVK59&quot;],&quot;itemData&quot;:{&quot;id&quot;:362,&quot;type&quot;:&quot;article-journal&quot;,&quot;container-title&quot;:&quot;JTO Clinical and Research Reports&quot;,&quot;DOI&quot;:&quot;10.1016/j.jtocrr.2020.100071&quot;,&quot;ISSN&quot;:&quot;2666-3643&quot;,&quot;issue&quot;:&quot;4&quot;,&quot;journalAbbreviation&quot;:&quot;JTO Clinical and Research Reports&quot;,&quot;page&quot;:&quot;100071&quot;,&quot;source&quot;:&quot;ScienceDirect&quot;,&quot;title&quot;:&quot;Acquired Resistance to Osimertinib Plus Savolitinib Is Mediated by &lt;i&gt;MET&lt;/i&gt;-D1228 and &lt;i&gt;MET&lt;/i&gt;-Y1230 Mutations in &lt;i&gt;EGFR&lt;/i&gt;-Mutated &lt;i&gt;MET&lt;/i&gt;-Amplified Lung Cancer&quot;,&quot;volume&quot;:&quot;1&quot;,&quot;author&quot;:[{&quot;family&quot;:&quot;Piper-Vallillo&quot;,&quot;given&quot;:&quot;Andrew J.&quot;},{&quot;family&quot;:&quot;Halbert&quot;,&quot;given&quot;:&quot;Brian T.&quot;},{&quot;family&quot;:&quot;Rangachari&quot;,&quot;given&quot;:&quot;Deepa&quot;},{&quot;family&quot;:&quot;Kobayashi&quot;,&quot;given&quot;:&quot;Susumu S.&quot;},{&quot;family&quot;:&quot;Costa&quot;,&quot;given&quot;:&quot;Daniel B.&quot;}],&quot;issued&quot;:{&quot;date-parts&quot;:[[&quot;2020&quot;,11,1]]}}}],&quot;schema&quot;:&quot;https://github.com/citation-style-language/schema/raw/master/csl-citation.json&quot;} RNDvzQynaag64"/><text:span text:style-name="T10">.</text:span></text:p>
      <text:p text:style-name="P1"/>
      <text:p text:style-name="P1"><text:span text:style-name="T7">در یک مطالعه در سال ۲۰۱۹ روی رده سلولی </text:span><text:span text:style-name="T11">Ba/F3 </text:span><text:span text:style-name="T12">که دارای انواع جهش های MET کیناز بودند، مشاهده شد که مهارکننده های تایپ یک شامل Savolotinib و Crizotinib روی تمام فرم های جهش </text:span><text:soft-page-break/><text:span text:style-name="T12">یافته اثر ندارند و همین طور مهارکننده های تایپ ۲ شامل Cabozatinib با وجود اثر بخشی کامل روی جهش های V1092L, D1228G و <text:s/>Y1230H روی جهش D1228V/N اثر ندارند </text:span><text:reference-mark-start text:name="ZOTERO_ITEM CSL_CITATION {&quot;citationID&quot;:&quot;9jpimq8Q&quot;,&quot;properties&quot;:{&quot;formattedCitation&quot;:&quot;(8)&quot;,&quot;plainCitation&quot;:&quot;(8)&quot;,&quot;noteIndex&quot;:0},&quot;citationItems&quot;:[{&quot;id&quot;:365,&quot;uris&quot;:[&quot;http://zotero.org/users/13248696/items/8TDRTBAT&quot;],&quot;itemData&quot;:{&quot;id&quot;:365,&quot;type&quot;:&quot;article-journal&quot;,&quot;abstract&quot;:&quot;Aim: Crizotinib has been used to counter MET amplification in different human malignancies. However, transient responses were observed in some patients with rapid acquisition of resistant mutation...&quot;,&quot;archive_location&quot;:&quot;world&quot;,&quot;container-title&quot;:&quot;Future Oncology&quot;,&quot;DOI&quot;:&quot;10.2217/fon-2019-0140&quot;,&quot;language&quot;:&quot;EN&quot;,&quot;license&quot;:&quot;© 2019 Future Medicine Ltd&quot;,&quot;note&quot;:&quot;publisher: Taylor &amp; Francis&quot;,&quot;source&quot;:&quot;www.tandfonline.com&quot;,&quot;title&quot;:&quot;Crizotinib-Resistant MET Mutations in Gastric Cancer Patients are Sensitive to Type II Tyrosine Kinase Inhibitors&quot;,&quot;URL&quot;:&quot;https://www.tandfonline.com/doi/abs/10.2217/fon-2019-0140&quot;,&quot;author&quot;:[{&quot;family&quot;:&quot;Shen&quot;,&quot;given&quot;:&quot;Bo&quot;},{&quot;family&quot;:&quot;Wu&quot;,&quot;given&quot;:&quot;Feixiang&quot;},{&quot;family&quot;:&quot;Ye&quot;,&quot;given&quot;:&quot;Jiazhou&quot;},{&quot;family&quot;:&quot;Liang&quot;,&quot;given&quot;:&quot;Rong&quot;},{&quot;family&quot;:&quot;Wang&quot;,&quot;given&quot;:&quot;Ruping&quot;},{&quot;family&quot;:&quot;Yu&quot;,&quot;given&quot;:&quot;Ruoying&quot;},{&quot;family&quot;:&quot;Wu&quot;,&quot;given&quot;:&quot;Xue&quot;},{&quot;family&quot;:&quot;Shao&quot;,&quot;given&quot;:&quot;Yang W.&quot;},{&quot;family&quot;:&quot;Feng&quot;,&quot;given&quot;:&quot;Jifeng&quot;}],&quot;accessed&quot;:{&quot;date-parts&quot;:[[&quot;2024&quot;,11,9]]},&quot;issued&quot;:{&quot;date-parts&quot;:[[&quot;2019&quot;,7,24]]}}}],&quot;schema&quot;:&quot;https://github.com/citation-style-language/schema/raw/master/csl-citation.json&quot;} RNDfVvWOqMvQ3"/><text:span text:style-name="T12">(8)</text:span><text:reference-mark-end text:name="ZOTERO_ITEM CSL_CITATION {&quot;citationID&quot;:&quot;9jpimq8Q&quot;,&quot;properties&quot;:{&quot;formattedCitation&quot;:&quot;(8)&quot;,&quot;plainCitation&quot;:&quot;(8)&quot;,&quot;noteIndex&quot;:0},&quot;citationItems&quot;:[{&quot;id&quot;:365,&quot;uris&quot;:[&quot;http://zotero.org/users/13248696/items/8TDRTBAT&quot;],&quot;itemData&quot;:{&quot;id&quot;:365,&quot;type&quot;:&quot;article-journal&quot;,&quot;abstract&quot;:&quot;Aim: Crizotinib has been used to counter MET amplification in different human malignancies. However, transient responses were observed in some patients with rapid acquisition of resistant mutation...&quot;,&quot;archive_location&quot;:&quot;world&quot;,&quot;container-title&quot;:&quot;Future Oncology&quot;,&quot;DOI&quot;:&quot;10.2217/fon-2019-0140&quot;,&quot;language&quot;:&quot;EN&quot;,&quot;license&quot;:&quot;© 2019 Future Medicine Ltd&quot;,&quot;note&quot;:&quot;publisher: Taylor &amp; Francis&quot;,&quot;source&quot;:&quot;www.tandfonline.com&quot;,&quot;title&quot;:&quot;Crizotinib-Resistant MET Mutations in Gastric Cancer Patients are Sensitive to Type II Tyrosine Kinase Inhibitors&quot;,&quot;URL&quot;:&quot;https://www.tandfonline.com/doi/abs/10.2217/fon-2019-0140&quot;,&quot;author&quot;:[{&quot;family&quot;:&quot;Shen&quot;,&quot;given&quot;:&quot;Bo&quot;},{&quot;family&quot;:&quot;Wu&quot;,&quot;given&quot;:&quot;Feixiang&quot;},{&quot;family&quot;:&quot;Ye&quot;,&quot;given&quot;:&quot;Jiazhou&quot;},{&quot;family&quot;:&quot;Liang&quot;,&quot;given&quot;:&quot;Rong&quot;},{&quot;family&quot;:&quot;Wang&quot;,&quot;given&quot;:&quot;Ruping&quot;},{&quot;family&quot;:&quot;Yu&quot;,&quot;given&quot;:&quot;Ruoying&quot;},{&quot;family&quot;:&quot;Wu&quot;,&quot;given&quot;:&quot;Xue&quot;},{&quot;family&quot;:&quot;Shao&quot;,&quot;given&quot;:&quot;Yang W.&quot;},{&quot;family&quot;:&quot;Feng&quot;,&quot;given&quot;:&quot;Jifeng&quot;}],&quot;accessed&quot;:{&quot;date-parts&quot;:[[&quot;2024&quot;,11,9]]},&quot;issued&quot;:{&quot;date-parts&quot;:[[&quot;2019&quot;,7,24]]}}}],&quot;schema&quot;:&quot;https://github.com/citation-style-language/schema/raw/master/csl-citation.json&quot;} RNDfVvWOqMvQ3"/>.</text:p>
      <text:p text:style-name="P1"/>
      <text:p text:style-name="P5">تعریف واژگان</text:p>
      <text:p text:style-name="P6"/>
      <text:p text:style-name="P1"><text:span text:style-name="Strong_20_Emphasis"><text:span text:style-name="T13">داکینگ مولکولی </text:span></text:span><text:span text:style-name="Strong_20_Emphasis"><text:span text:style-name="T14">(Molecular Docking)</text:span></text:span><text:span text:style-name="T14">: </text:span><text:span text:style-name="T13">یک روش محاسباتی برای پیش‌بینی وضعیت ترجیحی اتصال یک لیگاند کوچک به یک پروتئین هدف</text:span><text:span text:style-name="T14">. </text:span><text:span text:style-name="T13">این فرآیند برای طراحی داروها و شناسایی ترکیبات جدید با پتانسیل اتصال به پروتئین‌های خاص کاربرد دارد</text:span><text:reference-mark-start text:name="ZOTERO_ITEM CSL_CITATION {&quot;citationID&quot;:&quot;Kc7JnlUf&quot;,&quot;properties&quot;:{&quot;formattedCitation&quot;:&quot;(9)&quot;,&quot;plainCitation&quot;:&quot;(9)&quot;,&quot;noteIndex&quot;:0},&quot;citationItems&quot;:[{&quot;id&quot;:76,&quot;uris&quot;:[&quot;http://zotero.org/users/13248696/items/6TTZPKMX&quot;],&quot;itemData&quot;:{&quot;id&quot;:76,&quot;type&quot;:&quot;webpage&quot;,&quot;title&quot;:&quot;The Art and Science of Molecular Docking | Annual Reviews&quot;,&quot;URL&quot;:&quot;https://www.annualreviews.org/content/journals/10.1146/annurev-biochem-030222-120000&quot;,&quot;accessed&quot;:{&quot;date-parts&quot;:[[&quot;2024&quot;,6,15]]},&quot;issued&quot;:{&quot;date-parts&quot;:[[&quot;2024&quot;,6,15]]}}}],&quot;schema&quot;:&quot;https://github.com/citation-style-language/schema/raw/master/csl-citation.json&quot;} RNDz175mkFGin"/><text:span text:style-name="T13">(9)</text:span><text:reference-mark-end text:name="ZOTERO_ITEM CSL_CITATION {&quot;citationID&quot;:&quot;Kc7JnlUf&quot;,&quot;properties&quot;:{&quot;formattedCitation&quot;:&quot;(9)&quot;,&quot;plainCitation&quot;:&quot;(9)&quot;,&quot;noteIndex&quot;:0},&quot;citationItems&quot;:[{&quot;id&quot;:76,&quot;uris&quot;:[&quot;http://zotero.org/users/13248696/items/6TTZPKMX&quot;],&quot;itemData&quot;:{&quot;id&quot;:76,&quot;type&quot;:&quot;webpage&quot;,&quot;title&quot;:&quot;The Art and Science of Molecular Docking | Annual Reviews&quot;,&quot;URL&quot;:&quot;https://www.annualreviews.org/content/journals/10.1146/annurev-biochem-030222-120000&quot;,&quot;accessed&quot;:{&quot;date-parts&quot;:[[&quot;2024&quot;,6,15]]},&quot;issued&quot;:{&quot;date-parts&quot;:[[&quot;2024&quot;,6,15]]}}}],&quot;schema&quot;:&quot;https://github.com/citation-style-language/schema/raw/master/csl-citation.json&quot;} RNDz175mkFGin"/><text:span text:style-name="T13">. </text:span></text:p>
      <text:p text:style-name="P1"><text:span text:style-name="T13"/></text:p>
      <text:p text:style-name="P7"><text:span text:style-name="Strong_20_Emphasis"><text:span text:style-name="T15">تیروزین کیناز </text:span></text:span><text:span text:style-name="Strong_20_Emphasis"><text:span text:style-name="T16">EGFR (Epidermal Growth Factor Receptor)</text:span></text:span><text:span text:style-name="T16">: </text:span><text:span text:style-name="T15">یک گیرنده پروتئینی که در رشد و تقسیم سلول‌ها نقش دارد، در برخی سرطان‌ها مانند سرطان ریه بیش‌فعالی نشان می‌دهد </text:span><text:reference-mark-start text:name="ZOTERO_ITEM CSL_CITATION {&quot;citationID&quot;:&quot;yvJqx94Q&quot;,&quot;properties&quot;:{&quot;formattedCitation&quot;:&quot;(10)&quot;,&quot;plainCitation&quot;:&quot;(10)&quot;,&quot;noteIndex&quot;:0},&quot;citationItems&quot;:[{&quot;id&quot;:385,&quot;uris&quot;:[&quot;http://zotero.org/users/13248696/items/2ZVN8PYC&quot;],&quot;itemData&quot;:{&quot;id&quot;:385,&quot;type&quot;:&quot;article-journal&quot;,&quot;abstract&quot;:&quot;Somatic mutations that lead to hyperactivation of epidermal growth factor receptor (EGFR) signaling are detected in approximately 50% of lung adenocarcinoma in people from the Far East population and tyrosine kinase inhibitors are now the standard ...&quot;,&quot;container-title&quot;:&quot;Tuberculosis and Respiratory Diseases&quot;,&quot;DOI&quot;:&quot;10.4046/trd.2016.79.4.248&quot;,&quot;issue&quot;:&quot;4&quot;,&quot;language&quot;:&quot;en&quot;,&quot;note&quot;:&quot;PMID: 27790276&quot;,&quot;page&quot;:&quot;248&quot;,&quot;source&quot;:&quot;pmc.ncbi.nlm.nih.gov&quot;,&quot;title&quot;:&quot;Mechanisms of Epidermal Growth Factor Receptor Tyrosine Kinase Inhibitor Resistance and Strategies to Overcome Resistance in Lung Adenocarcinoma&quot;,&quot;volume&quot;:&quot;79&quot;,&quot;author&quot;:[{&quot;family&quot;:&quot;Chang&quot;,&quot;given&quot;:&quot;Yoon Soo&quot;},{&quot;family&quot;:&quot;Choi&quot;,&quot;given&quot;:&quot;Chang-Min&quot;},{&quot;family&quot;:&quot;Lee&quot;,&quot;given&quot;:&quot;Jae Cheol&quot;}],&quot;issued&quot;:{&quot;date-parts&quot;:[[&quot;2016&quot;,10,5]]}}}],&quot;schema&quot;:&quot;https://github.com/citation-style-language/schema/raw/master/csl-citation.json&quot;} RNDr5bdxPtQg5"/><text:span text:style-name="T15">(10)</text:span><text:reference-mark-end text:name="ZOTERO_ITEM CSL_CITATION {&quot;citationID&quot;:&quot;yvJqx94Q&quot;,&quot;properties&quot;:{&quot;formattedCitation&quot;:&quot;(10)&quot;,&quot;plainCitation&quot;:&quot;(10)&quot;,&quot;noteIndex&quot;:0},&quot;citationItems&quot;:[{&quot;id&quot;:385,&quot;uris&quot;:[&quot;http://zotero.org/users/13248696/items/2ZVN8PYC&quot;],&quot;itemData&quot;:{&quot;id&quot;:385,&quot;type&quot;:&quot;article-journal&quot;,&quot;abstract&quot;:&quot;Somatic mutations that lead to hyperactivation of epidermal growth factor receptor (EGFR) signaling are detected in approximately 50% of lung adenocarcinoma in people from the Far East population and tyrosine kinase inhibitors are now the standard ...&quot;,&quot;container-title&quot;:&quot;Tuberculosis and Respiratory Diseases&quot;,&quot;DOI&quot;:&quot;10.4046/trd.2016.79.4.248&quot;,&quot;issue&quot;:&quot;4&quot;,&quot;language&quot;:&quot;en&quot;,&quot;note&quot;:&quot;PMID: 27790276&quot;,&quot;page&quot;:&quot;248&quot;,&quot;source&quot;:&quot;pmc.ncbi.nlm.nih.gov&quot;,&quot;title&quot;:&quot;Mechanisms of Epidermal Growth Factor Receptor Tyrosine Kinase Inhibitor Resistance and Strategies to Overcome Resistance in Lung Adenocarcinoma&quot;,&quot;volume&quot;:&quot;79&quot;,&quot;author&quot;:[{&quot;family&quot;:&quot;Chang&quot;,&quot;given&quot;:&quot;Yoon Soo&quot;},{&quot;family&quot;:&quot;Choi&quot;,&quot;given&quot;:&quot;Chang-Min&quot;},{&quot;family&quot;:&quot;Lee&quot;,&quot;given&quot;:&quot;Jae Cheol&quot;}],&quot;issued&quot;:{&quot;date-parts&quot;:[[&quot;2016&quot;,10,5]]}}}],&quot;schema&quot;:&quot;https://github.com/citation-style-language/schema/raw/master/csl-citation.json&quot;} RNDr5bdxPtQg5"/><text:span text:style-name="T15">.</text:span></text:p>
      <text:p text:style-name="P7"><text:span text:style-name="T17"> </text:span><text:span text:style-name="Strong_20_Emphasis"><text:span text:style-name="T16">MET</text:span></text:span><text:span text:style-name="T16">: </text:span><text:span text:style-name="T15">یک گیرنده تیروزین کیناز مشابه </text:span><text:span text:style-name="T16">EGFR</text:span><text:span text:style-name="T15">، درگیر در رشد و بقای سلول‌ها </text:span><text:reference-mark-start text:name="ZOTERO_ITEM CSL_CITATION {&quot;citationID&quot;:&quot;SOkXIhcB&quot;,&quot;properties&quot;:{&quot;formattedCitation&quot;:&quot;(11)&quot;,&quot;plainCitation&quot;:&quot;(11)&quot;,&quot;noteIndex&quot;:0},&quot;citationItems&quot;:[{&quot;id&quot;:383,&quot;uris&quot;:[&quot;http://zotero.org/users/13248696/items/S8QMCZKE&quot;],&quot;itemData&quot;:{&quot;id&quot;:383,&quot;type&quot;:&quot;article-journal&quot;,&quot;abstract&quot;:&quot;c-Met is a receptor tyrosine kinase belonging to the MET (MNNG HOS transforming gene) family, and is expressed on the surfaces of various cells. Hepatocyte growth factor (HGF) is the ligand for this receptor. The binding of HGF to c-Met initiates a series of intracellular signals that mediate embryogenesis and wound healing in normal cells. However, in cancer cells, aberrant HGF/c-Met axis activation, which is closely related to c-Met gene mutations, overexpression, and amplification, promotes tumor development and progression by stimulating the PI3K/AKT, Ras/MAPK, JAK/STAT, SRC, Wnt/β-catenin, and other signaling pathways. Thus, c-Met and its associated signaling pathways are clinically important therapeutic targets. In this review, we elaborate on the molecular structure of c-Met and HGF and the mechanism through which their interaction activates the PI3K/AKT, Ras/MAPK, and Wnt signaling pathways. We also summarize the connection between c-Met and RON and EGFR, which are also receptor tyrosine kinases. Finally, we introduce the current therapeutic drugs that target c-Met in primary tumors, and their use in clinical research.&quot;,&quot;container-title&quot;:&quot;Molecular Cancer&quot;,&quot;DOI&quot;:&quot;10.1186/s12943-018-0796-y&quot;,&quot;ISSN&quot;:&quot;1476-4598&quot;,&quot;issue&quot;:&quot;1&quot;,&quot;journalAbbreviation&quot;:&quot;Molecular Cancer&quot;,&quot;page&quot;:&quot;45&quot;,&quot;source&quot;:&quot;BioMed Central&quot;,&quot;title&quot;:&quot;Function of the c-Met receptor tyrosine kinase in carcinogenesis and associated therapeutic opportunities&quot;,&quot;volume&quot;:&quot;17&quot;,&quot;author&quot;:[{&quot;family&quot;:&quot;Zhang&quot;,&quot;given&quot;:&quot;Yazhuo&quot;},{&quot;family&quot;:&quot;Xia&quot;,&quot;given&quot;:&quot;Mengfang&quot;},{&quot;family&quot;:&quot;Jin&quot;,&quot;given&quot;:&quot;Ke&quot;},{&quot;family&quot;:&quot;Wang&quot;,&quot;given&quot;:&quot;Shufei&quot;},{&quot;family&quot;:&quot;Wei&quot;,&quot;given&quot;:&quot;Hang&quot;},{&quot;family&quot;:&quot;Fan&quot;,&quot;given&quot;:&quot;Chunmei&quot;},{&quot;family&quot;:&quot;Wu&quot;,&quot;given&quot;:&quot;Yingfen&quot;},{&quot;family&quot;:&quot;Li&quot;,&quot;given&quot;:&quot;Xiaoling&quot;},{&quot;family&quot;:&quot;Li&quot;,&quot;given&quot;:&quot;Xiayu&quot;},{&quot;family&quot;:&quot;Li&quot;,&quot;given&quot;:&quot;Guiyuan&quot;},{&quot;family&quot;:&quot;Zeng&quot;,&quot;given&quot;:&quot;Zhaoyang&quot;},{&quot;family&quot;:&quot;Xiong&quot;,&quot;given&quot;:&quot;Wei&quot;}],&quot;issued&quot;:{&quot;date-parts&quot;:[[&quot;2018&quot;,2,19]]}}}],&quot;schema&quot;:&quot;https://github.com/citation-style-language/schema/raw/master/csl-citation.json&quot;} RND6KfYw9OEjX"/><text:span text:style-name="T15">(11)</text:span><text:reference-mark-end text:name="ZOTERO_ITEM CSL_CITATION {&quot;citationID&quot;:&quot;SOkXIhcB&quot;,&quot;properties&quot;:{&quot;formattedCitation&quot;:&quot;(11)&quot;,&quot;plainCitation&quot;:&quot;(11)&quot;,&quot;noteIndex&quot;:0},&quot;citationItems&quot;:[{&quot;id&quot;:383,&quot;uris&quot;:[&quot;http://zotero.org/users/13248696/items/S8QMCZKE&quot;],&quot;itemData&quot;:{&quot;id&quot;:383,&quot;type&quot;:&quot;article-journal&quot;,&quot;abstract&quot;:&quot;c-Met is a receptor tyrosine kinase belonging to the MET (MNNG HOS transforming gene) family, and is expressed on the surfaces of various cells. Hepatocyte growth factor (HGF) is the ligand for this receptor. The binding of HGF to c-Met initiates a series of intracellular signals that mediate embryogenesis and wound healing in normal cells. However, in cancer cells, aberrant HGF/c-Met axis activation, which is closely related to c-Met gene mutations, overexpression, and amplification, promotes tumor development and progression by stimulating the PI3K/AKT, Ras/MAPK, JAK/STAT, SRC, Wnt/β-catenin, and other signaling pathways. Thus, c-Met and its associated signaling pathways are clinically important therapeutic targets. In this review, we elaborate on the molecular structure of c-Met and HGF and the mechanism through which their interaction activates the PI3K/AKT, Ras/MAPK, and Wnt signaling pathways. We also summarize the connection between c-Met and RON and EGFR, which are also receptor tyrosine kinases. Finally, we introduce the current therapeutic drugs that target c-Met in primary tumors, and their use in clinical research.&quot;,&quot;container-title&quot;:&quot;Molecular Cancer&quot;,&quot;DOI&quot;:&quot;10.1186/s12943-018-0796-y&quot;,&quot;ISSN&quot;:&quot;1476-4598&quot;,&quot;issue&quot;:&quot;1&quot;,&quot;journalAbbreviation&quot;:&quot;Molecular Cancer&quot;,&quot;page&quot;:&quot;45&quot;,&quot;source&quot;:&quot;BioMed Central&quot;,&quot;title&quot;:&quot;Function of the c-Met receptor tyrosine kinase in carcinogenesis and associated therapeutic opportunities&quot;,&quot;volume&quot;:&quot;17&quot;,&quot;author&quot;:[{&quot;family&quot;:&quot;Zhang&quot;,&quot;given&quot;:&quot;Yazhuo&quot;},{&quot;family&quot;:&quot;Xia&quot;,&quot;given&quot;:&quot;Mengfang&quot;},{&quot;family&quot;:&quot;Jin&quot;,&quot;given&quot;:&quot;Ke&quot;},{&quot;family&quot;:&quot;Wang&quot;,&quot;given&quot;:&quot;Shufei&quot;},{&quot;family&quot;:&quot;Wei&quot;,&quot;given&quot;:&quot;Hang&quot;},{&quot;family&quot;:&quot;Fan&quot;,&quot;given&quot;:&quot;Chunmei&quot;},{&quot;family&quot;:&quot;Wu&quot;,&quot;given&quot;:&quot;Yingfen&quot;},{&quot;family&quot;:&quot;Li&quot;,&quot;given&quot;:&quot;Xiaoling&quot;},{&quot;family&quot;:&quot;Li&quot;,&quot;given&quot;:&quot;Xiayu&quot;},{&quot;family&quot;:&quot;Li&quot;,&quot;given&quot;:&quot;Guiyuan&quot;},{&quot;family&quot;:&quot;Zeng&quot;,&quot;given&quot;:&quot;Zhaoyang&quot;},{&quot;family&quot;:&quot;Xiong&quot;,&quot;given&quot;:&quot;Wei&quot;}],&quot;issued&quot;:{&quot;date-parts&quot;:[[&quot;2018&quot;,2,19]]}}}],&quot;schema&quot;:&quot;https://github.com/citation-style-language/schema/raw/master/csl-citation.json&quot;} RND6KfYw9OEjX"/></text:p>
      <text:p text:style-name="P7"><text:span text:style-name="Strong_20_Emphasis"><text:span text:style-name="T16">Fingerprints (</text:span></text:span><text:span text:style-name="Strong_20_Emphasis"><text:span text:style-name="T15">اثر انگشت مولکولی</text:span></text:span><text:span text:style-name="Strong_20_Emphasis"><text:span text:style-name="T16">) :</text:span></text:span><text:span text:style-name="T16"> </text:span><text:span text:style-name="T15">یک روش برای نمایش مولکول‌ها به صورت رشته‌های عددی که </text:span><text:span text:style-name="T16">MACCS </text:span><text:span text:style-name="T15">یکی از  روش های ارائه آن میباشد </text:span><text:reference-mark-start text:name="ZOTERO_ITEM CSL_CITATION {&quot;citationID&quot;:&quot;wPheRSVi&quot;,&quot;properties&quot;:{&quot;formattedCitation&quot;:&quot;(12)&quot;,&quot;plainCitation&quot;:&quot;(12)&quot;,&quot;noteIndex&quot;:0},&quot;citationItems&quot;:[{&quot;id&quot;:373,&quot;uris&quot;:[&quot;http://zotero.org/users/13248696/items/BQ9IGR7V&quot;],&quot;itemData&quot;:{&quot;id&quot;:373,&quot;type&quot;:&quot;article-journal&quot;,&quot;abstract&quot;:&quot;Molecular fingerprints are essential cheminformatics tools for virtual screening and mapping chemical space. Among the different types of fingerprints, substructure fingerprints perform best for small molecules such as drugs, while atom-pair fingerprints are preferable for large molecules such as peptides. However, no available fingerprint achieves good performance on both classes of molecules.&quot;,&quot;container-title&quot;:&quot;Journal of Cheminformatics&quot;,&quot;DOI&quot;:&quot;10.1186/s13321-020-00445-4&quot;,&quot;ISSN&quot;:&quot;1758-2946&quot;,&quot;issue&quot;:&quot;1&quot;,&quot;journalAbbreviation&quot;:&quot;Journal of Cheminformatics&quot;,&quot;page&quot;:&quot;43&quot;,&quot;source&quot;:&quot;BioMed Central&quot;,&quot;title&quot;:&quot;One molecular fingerprint to rule them all: drugs, biomolecules, and the metabolome&quot;,&quot;title-short&quot;:&quot;One molecular fingerprint to rule them all&quot;,&quot;volume&quot;:&quot;12&quot;,&quot;author&quot;:[{&quot;family&quot;:&quot;Capecchi&quot;,&quot;given&quot;:&quot;Alice&quot;},{&quot;family&quot;:&quot;Probst&quot;,&quot;given&quot;:&quot;Daniel&quot;},{&quot;family&quot;:&quot;Reymond&quot;,&quot;given&quot;:&quot;Jean-Louis&quot;}],&quot;issued&quot;:{&quot;date-parts&quot;:[[&quot;2020&quot;,6,12]]}}}],&quot;schema&quot;:&quot;https://github.com/citation-style-language/schema/raw/master/csl-citation.json&quot;} RNDc1Nj36U8yz"/><text:span text:style-name="T15">(12)</text:span><text:reference-mark-end text:name="ZOTERO_ITEM CSL_CITATION {&quot;citationID&quot;:&quot;wPheRSVi&quot;,&quot;properties&quot;:{&quot;formattedCitation&quot;:&quot;(12)&quot;,&quot;plainCitation&quot;:&quot;(12)&quot;,&quot;noteIndex&quot;:0},&quot;citationItems&quot;:[{&quot;id&quot;:373,&quot;uris&quot;:[&quot;http://zotero.org/users/13248696/items/BQ9IGR7V&quot;],&quot;itemData&quot;:{&quot;id&quot;:373,&quot;type&quot;:&quot;article-journal&quot;,&quot;abstract&quot;:&quot;Molecular fingerprints are essential cheminformatics tools for virtual screening and mapping chemical space. Among the different types of fingerprints, substructure fingerprints perform best for small molecules such as drugs, while atom-pair fingerprints are preferable for large molecules such as peptides. However, no available fingerprint achieves good performance on both classes of molecules.&quot;,&quot;container-title&quot;:&quot;Journal of Cheminformatics&quot;,&quot;DOI&quot;:&quot;10.1186/s13321-020-00445-4&quot;,&quot;ISSN&quot;:&quot;1758-2946&quot;,&quot;issue&quot;:&quot;1&quot;,&quot;journalAbbreviation&quot;:&quot;Journal of Cheminformatics&quot;,&quot;page&quot;:&quot;43&quot;,&quot;source&quot;:&quot;BioMed Central&quot;,&quot;title&quot;:&quot;One molecular fingerprint to rule them all: drugs, biomolecules, and the metabolome&quot;,&quot;title-short&quot;:&quot;One molecular fingerprint to rule them all&quot;,&quot;volume&quot;:&quot;12&quot;,&quot;author&quot;:[{&quot;family&quot;:&quot;Capecchi&quot;,&quot;given&quot;:&quot;Alice&quot;},{&quot;family&quot;:&quot;Probst&quot;,&quot;given&quot;:&quot;Daniel&quot;},{&quot;family&quot;:&quot;Reymond&quot;,&quot;given&quot;:&quot;Jean-Louis&quot;}],&quot;issued&quot;:{&quot;date-parts&quot;:[[&quot;2020&quot;,6,12]]}}}],&quot;schema&quot;:&quot;https://github.com/citation-style-language/schema/raw/master/csl-citation.json&quot;} RNDc1Nj36U8yz"/><text:span text:style-name="T16">.</text:span></text:p>
      <text:p text:style-name="P7"><text:span text:style-name="Strong_20_Emphasis"><text:span text:style-name="T16">Logistic Regression (</text:span></text:span><text:span text:style-name="Strong_20_Emphasis"><text:span text:style-name="T15">رگرسیون لجستیک</text:span></text:span><text:span text:style-name="Strong_20_Emphasis"><text:span text:style-name="T16">) : </text:span></text:span><text:span text:style-name="T15">یک مدل یادگیری ماشین برای طبقه بندی باینر</text:span><text:span text:style-name="T18">ی</text:span><text:span text:style-name="T15"> </text:span><text:reference-mark-start text:name="ZOTERO_ITEM CSL_CITATION {&quot;citationID&quot;:&quot;iAaYjG2N&quot;,&quot;properties&quot;:{&quot;formattedCitation&quot;:&quot;(13)&quot;,&quot;plainCitation&quot;:&quot;(13)&quot;,&quot;noteIndex&quot;:0},&quot;citationItems&quot;:[{&quot;id&quot;:375,&quot;uris&quot;:[&quot;http://zotero.org/users/13248696/items/HBWYSA9L&quot;],&quot;itemData&quot;:{&quot;id&quot;:375,&quot;type&quot;:&quot;webpage&quot;,&quot;title&quot;:&quot;Logistic Regression: Relating Patient Characteristics to Outcomes | Research, Methods, Statistics | JAMA | JAMA Network&quot;,&quot;URL&quot;:&quot;https://jamanetwork.com/journals/jama/article-abstract/2540383&quot;,&quot;accessed&quot;:{&quot;date-parts&quot;:[[&quot;2024&quot;,11,15]]}}}],&quot;schema&quot;:&quot;https://github.com/citation-style-language/schema/raw/master/csl-citation.json&quot;} RNDPSYXGL5kRJ"/><text:span text:style-name="T15">(13)</text:span><text:reference-mark-end text:name="ZOTERO_ITEM CSL_CITATION {&quot;citationID&quot;:&quot;iAaYjG2N&quot;,&quot;properties&quot;:{&quot;formattedCitation&quot;:&quot;(13)&quot;,&quot;plainCitation&quot;:&quot;(13)&quot;,&quot;noteIndex&quot;:0},&quot;citationItems&quot;:[{&quot;id&quot;:375,&quot;uris&quot;:[&quot;http://zotero.org/users/13248696/items/HBWYSA9L&quot;],&quot;itemData&quot;:{&quot;id&quot;:375,&quot;type&quot;:&quot;webpage&quot;,&quot;title&quot;:&quot;Logistic Regression: Relating Patient Characteristics to Outcomes | Research, Methods, Statistics | JAMA | JAMA Network&quot;,&quot;URL&quot;:&quot;https://jamanetwork.com/journals/jama/article-abstract/2540383&quot;,&quot;accessed&quot;:{&quot;date-parts&quot;:[[&quot;2024&quot;,11,15]]}}}],&quot;schema&quot;:&quot;https://github.com/citation-style-language/schema/raw/master/csl-citation.json&quot;} RNDPSYXGL5kRJ"/></text:p>
      <text:p text:style-name="P7"><text:span text:style-name="Strong_20_Emphasis"><text:span text:style-name="T16">Support Vector Machine (svm)</text:span></text:span><text:span text:style-name="T16"> : </text:span><text:span text:style-name="T15">یک مدل برای طبقه‌بندی یا رگرسیون با استفاده از حاشیه حداکثر </text:span><text:reference-mark-start text:name="ZOTERO_ITEM CSL_CITATION {&quot;citationID&quot;:&quot;SiKq0dJ4&quot;,&quot;properties&quot;:{&quot;formattedCitation&quot;:&quot;(14)&quot;,&quot;plainCitation&quot;:&quot;(14)&quot;,&quot;noteIndex&quot;:0},&quot;citationItems&quot;:[{&quot;id&quot;:379,&quot;uris&quot;:[&quot;http://zotero.org/users/13248696/items/YS8YG9RK&quot;],&quot;itemData&quot;:{&quot;id&quot;:379,&quot;type&quot;:&quot;webpage&quot;,&quot;title&quot;:&quot;A comprehensive survey on support vector machine classification: Applications, challenges and trends - ScienceDirect&quot;,&quot;URL&quot;:&quot;https://www.sciencedirect.com/science/article/abs/pii/S0925231220307153&quot;,&quot;accessed&quot;:{&quot;date-parts&quot;:[[&quot;2024&quot;,11,15]]}}}],&quot;schema&quot;:&quot;https://github.com/citation-style-language/schema/raw/master/csl-citation.json&quot;} RNDh9ZOKrocb4"/><text:span text:style-name="T15">(14)</text:span><text:reference-mark-end text:name="ZOTERO_ITEM CSL_CITATION {&quot;citationID&quot;:&quot;SiKq0dJ4&quot;,&quot;properties&quot;:{&quot;formattedCitation&quot;:&quot;(14)&quot;,&quot;plainCitation&quot;:&quot;(14)&quot;,&quot;noteIndex&quot;:0},&quot;citationItems&quot;:[{&quot;id&quot;:379,&quot;uris&quot;:[&quot;http://zotero.org/users/13248696/items/YS8YG9RK&quot;],&quot;itemData&quot;:{&quot;id&quot;:379,&quot;type&quot;:&quot;webpage&quot;,&quot;title&quot;:&quot;A comprehensive survey on support vector machine classification: Applications, challenges and trends - ScienceDirect&quot;,&quot;URL&quot;:&quot;https://www.sciencedirect.com/science/article/abs/pii/S0925231220307153&quot;,&quot;accessed&quot;:{&quot;date-parts&quot;:[[&quot;2024&quot;,11,15]]}}}],&quot;schema&quot;:&quot;https://github.com/citation-style-language/schema/raw/master/csl-citation.json&quot;} RNDh9ZOKrocb4"/></text:p>
      <text:p text:style-name="P7"><text:span text:style-name="Strong_20_Emphasis"><text:span text:style-name="T16">Random Forests</text:span></text:span><text:span text:style-name="T16"> : </text:span><text:span text:style-name="T15">یک مدل ترکیبی برای طبقه‌بندی یا رگرسیون با استفاده از چندین درخت تصمیم </text:span><text:reference-mark-start text:name="ZOTERO_ITEM CSL_CITATION {&quot;citationID&quot;:&quot;Afaj6JXB&quot;,&quot;properties&quot;:{&quot;formattedCitation&quot;:&quot;(15)&quot;,&quot;plainCitation&quot;:&quot;(15)&quot;,&quot;noteIndex&quot;:0},&quot;citationItems&quot;:[{&quot;id&quot;:381,&quot;uris&quot;:[&quot;http://zotero.org/users/13248696/items/C2WMHI63&quot;],&quot;itemData&quot;:{&quot;id&quot;:381,&quot;type&quot;:&quot;webpage&quot;,&quot;title&quot;:&quot;Random Forests | SpringerLink&quot;,&quot;URL&quot;:&quot;https://link.springer.com/chapter/10.1007/978-3-030-56485-8_3&quot;,&quot;accessed&quot;:{&quot;date-parts&quot;:[[&quot;2024&quot;,11,15]]}}}],&quot;schema&quot;:&quot;https://github.com/citation-style-language/schema/raw/master/csl-citation.json&quot;} RND3YBMYrYeR4"/><text:span text:style-name="T15">(15)</text:span><text:reference-mark-end text:name="ZOTERO_ITEM CSL_CITATION {&quot;citationID&quot;:&quot;Afaj6JXB&quot;,&quot;properties&quot;:{&quot;formattedCitation&quot;:&quot;(15)&quot;,&quot;plainCitation&quot;:&quot;(15)&quot;,&quot;noteIndex&quot;:0},&quot;citationItems&quot;:[{&quot;id&quot;:381,&quot;uris&quot;:[&quot;http://zotero.org/users/13248696/items/C2WMHI63&quot;],&quot;itemData&quot;:{&quot;id&quot;:381,&quot;type&quot;:&quot;webpage&quot;,&quot;title&quot;:&quot;Random Forests | SpringerLink&quot;,&quot;URL&quot;:&quot;https://link.springer.com/chapter/10.1007/978-3-030-56485-8_3&quot;,&quot;accessed&quot;:{&quot;date-parts&quot;:[[&quot;2024&quot;,11,15]]}}}],&quot;schema&quot;:&quot;https://github.com/citation-style-language/schema/raw/master/csl-citation.json&quot;} RND3YBMYrYeR4"/></text:p>
      <text:p text:style-name="P8"><text:span text:style-name="T19"/></text:p>
      <text:p text:style-name="P1"><text:span text:style-name="T20"/></text:p>
      <text:p text:style-name="P1"><text:span text:style-name="T20"/></text:p>
      <text:p text:style-name="P9"><text:span text:style-name="T20">ا</text:span><text:span text:style-name="T21">هداف و فرضیه:‌</text:span></text:p>
      <text:p text:style-name="P9"><text:span text:style-name="T21"/></text:p>
      <text:p text:style-name="P10">شناسایی و انتخاب ساختارهای سه بعدی مناسب MET kinase به منظور انجام شبیه سازی مولکولی</text:p>
      <text:p text:style-name="P10">فرضیه: </text:p>
      <text:p text:style-name="P11"><text:span text:style-name="T22">ساختارهای سه بعدی مناسب</text:span><text:span text:style-name="T23">MET</text:span><text:span text:style-name="T24"> </text:span><text:span text:style-name="T22">با شاخص های توپولوژیک و ساختاری مناسب برای مدل سازی مولکولی در پایگاه داده ای </text:span><text:span text:style-name="T24">PDB </text:span><text:span text:style-name="T22">وجود دارند</text:span><text:span text:style-name="T24">.</text:span></text:p>
      <text:p text:style-name="P11"><text:span text:style-name="T24"/></text:p>
      <text:p text:style-name="P12">ایجاد MET با جهش یافته به منظور بررسی اتصال مولکول ها به آن.</text:p>
      <text:p text:style-name="P9"><text:span text:style-name="T24"/></text:p>
      <text:p text:style-name="P12">فرضیه: </text:p>
      <text:p text:style-name="P12">وب‌سرور Missense 3D توانایی ایجاد جهش نقطه‌ای مدنظر را دارد.</text:p>
      <text:p text:style-name="P9"><text:span text:style-name="T24"/></text:p>
      <text:p text:style-name="P12">بررسی نحوه و قدرت اتصال مولکول‌ها به پروتئین طبیعی و جهش یافته</text:p>
      <text:p text:style-name="P9"><text:span text:style-name="T24"/></text:p>
      <text:p text:style-name="P12">فرض:</text:p>
      <text:p text:style-name="P12"><text:s/>ابزار autodock gpu توانایی تشخیص نحوه و قدرت اتصال تعداد زیاد دارو را دارد</text:p>
      <text:p text:style-name="P9"><text:span text:style-name="T24"/></text:p>
      <text:p text:style-name="P13">فرض:</text:p>
      <text:p text:style-name="P13"><text:soft-page-break/>fingerprint MACCS <text:s/><text:span text:style-name="T25">میتواند به راحتی با استفاده از فرمت SMILES ترکیبات به دست آید و قادر است</text:span> به طور مؤثری مولکول‌ها را بر اساس ساختار شیمیایی طبقه‌بندی کنند.</text:p>
      <text:p text:style-name="P9"><text:span text:style-name="T26"/></text:p>
      <text:p text:style-name="P9"><text:span text:style-name="T27">پیاده‌سازی و مقایسه دقت مدل‌های ماشین لرنینگ شامل </text:span><text:span text:style-name="T28">Logistic Regression</text:span><text:span text:style-name="T27">، </text:span><text:span text:style-name="T28">SVM </text:span><text:span text:style-name="T27">و </text:span><text:span text:style-name="T28">Random Forests </text:span><text:span text:style-name="T27">در طبقه‌بندی مولکول‌ها</text:span><text:span text:style-name="T28">.</text:span></text:p>
      <text:p text:style-name="P9"><text:span text:style-name="T28"/></text:p>
      <text:p text:style-name="P14">فرض: </text:p>
      <text:p text:style-name="P14">مدل‌های مختلف ماشین لرنینگ نتایج متفاوتی در دقت طبقه‌بندی مولکول‌ها به دو دسته فعال و غیر فعال خواهند داشت.<text:span text:style-name="T25">و با استفاده از شاخص های sensitivity, specifity و accuracy , میتوان عملکرد آنهارا تایین نمود.</text:span></text:p>
      <text:p text:style-name="P12"/>
      <text:p text:style-name="P15"><text:span text:style-name="Strong_20_Emphasis">:</text:span> این مطالعه در چندین مرحله به شرح زیر انجام خواهد شد:</text:p>
      <text:p text:style-name="P7">۱. <text:span text:style-name="Strong_20_Emphasis">جستجوی داروهای مشابه:</text:span></text:p>
      <text:list text:style-name="L1">
        <text:list-item>
          <text:p text:style-name="P16">استخراج لیست کامل داروهای تایید شده FDA از پایگاه داده CHEMBL</text:p>
        </text:list-item>
        <text:list-item>
          <text:p text:style-name="P17">استفاده از ساوولوتینیب (Savolotinib) به عنوان مولکول الگو در دستیابی به آنالوگ های ساختاری</text:p>
        </text:list-item>
        <text:list-item>
          <text:p text:style-name="P16">انجام جستجوی تشابه ۲ بعدی با استفاده از MACCS fingerprints در نرم‌افزار RDKit</text:p>
        </text:list-item>
        <text:list-item>
          <text:p text:style-name="P16">انجام جستجوی تشابه ۳ بعدی با استفاده از سرور SwissSimilarity</text:p>
        </text:list-item>
        <text:list-item>
          <text:p text:style-name="P18"><text:span text:style-name="T25">انتخاب</text:span> مولکول‌های با تشابه بیش از ۳۰٪</text:p>
        </text:list-item>
      </text:list>
      <text:p text:style-name="P7">۲. <text:span text:style-name="Strong_20_Emphasis">غربالگری و فیلتراسیون داروها:</text:span></text:p>
      <text:list text:style-name="L2">
        <text:list-item>
          <text:p text:style-name="P19">اعمال قوانین Lipinski's rule of 5</text:p>
        </text:list-item>
        <text:list-item>
          <text:p text:style-name="P19">محدود کردن تعداد پیوندهای چرخشی به ۱۰ یا کمتر</text:p>
        </text:list-item>
        <text:list-item>
          <text:p text:style-name="P20">تایین شاخص drug likeness با استفاده از سرور محاسباتی Molsoft</text:p>
        </text:list-item>
      </text:list>
      <text:p text:style-name="P7">۳. <text:span text:style-name="T29">شبیه‌سازی</text:span><text:span text:style-name="Strong_20_Emphasis"><text:span text:style-name="T30"> داکینگ </text:span></text:span><text:span text:style-name="Strong_20_Emphasis"><text:span text:style-name="T29">مولکولی</text:span></text:span><text:span text:style-name="Strong_20_Emphasis">:</text:span></text:p>
      <text:list text:style-name="L3">
        <text:list-item>
          <text:p text:style-name="P21"><text:span text:style-name="T31">انتخاب و دریافت</text:span> ساختار گیرنده MET کیناز طبیعی <text:span text:style-name="T31">با استفاده از</text:span> Protein Data Bank</text:p>
        </text:list-item>
        <text:list-item>
          <text:p text:style-name="P21">آماده‌سازی گیرنده با استفاده از نرم‌افزارهای ProDy و ADFR suite</text:p>
        </text:list-item>
        <text:list-item>
          <text:p text:style-name="P21">آماده‌سازی لیگاندها با استفاده از RDKit و Meeko شامل:</text:p>
          <text:list>
            <text:list-item>
              <text:p text:style-name="P21">تبدیل ساختار ۲ بعدی به ۳ بعدی</text:p>
            </text:list-item>
            <text:list-item>
              <text:p text:style-name="P21">خنثی‌سازی بارها</text:p>
            </text:list-item>
            <text:list-item>
              <text:p text:style-name="P21">بهینه‌سازی انرژی</text:p>
            </text:list-item>
          </text:list>
        </text:list-item>
        <text:list-item>
          <text:p text:style-name="P21">انجام داکینگ مولکولی با استفاده از AutoDock-GPU</text:p>
        </text:list-item>
        <text:list-item>
          <text:p text:style-name="P21">ایجاد <text:span text:style-name="T31">فرم</text:span> جهش<text:span text:style-name="T31">‌یافته</text:span> D1228V با استفاده از <text:span text:style-name="T31">وب‌سرور</text:span> Missense 3D</text:p>
        </text:list-item>
        <text:list-item>
          <text:p text:style-name="P22">تکرار فرآیند داکینگ برای فرم جهش‌یافته</text:p>
        </text:list-item>
      </text:list>
      <text:p text:style-name="P7">۴. <text:span text:style-name="Strong_20_Emphasis">مدل‌سازی یادگیری ماشین:</text:span></text:p>
      <text:list text:style-name="L4">
        <text:list-item>
          <text:p text:style-name="P23"><text:soft-page-break/>جمع‌آوری داده‌های بیواکتیویته برای MET کیناز از ChEMBL</text:p>
        </text:list-item>
        <text:list-item>
          <text:p text:style-name="P23">پاکسازی و پیش‌پردازش داده‌ها</text:p>
        </text:list-item>
        <text:list-item>
          <text:p text:style-name="P23">تولید MACCS fingerprints برای مولکول‌ها</text:p>
        </text:list-item>
        <text:list-item>
          <text:p text:style-name="P23"><text:span text:style-name="T31">تمرین</text:span> سه الگوریتم یادگیری ماشین:</text:p>
          <text:list>
            <text:list-item>
              <text:p text:style-name="P23">Logistic Regression</text:p>
            </text:list-item>
            <text:list-item>
              <text:p text:style-name="P23">Support Vector Machines (SVM)</text:p>
            </text:list-item>
            <text:list-item>
              <text:p text:style-name="P23">Random Forests</text:p>
            </text:list-item>
          </text:list>
        </text:list-item>
        <text:list-item>
          <text:p text:style-name="P23">بهینه‌سازی پارامترها<text:span text:style-name="T31">ی موجود در الگوریتم ها</text:span> با استفاده از Grid Search</text:p>
        </text:list-item>
        <text:list-item>
          <text:p text:style-name="P24">ارزیابی <text:span text:style-name="T31">و مقایسه</text:span> مدل‌ها<text:span text:style-name="T31">ی به دست آمده</text:span> با معیارهای دقت، حساسیت و اختصاصیت</text:p>
        </text:list-item>
      </text:list>
      <text:p text:style-name="P7">۵. <text:span text:style-name="Strong_20_Emphasis">انتخاب نهایی کاندیدها</text:span><text:span text:style-name="Strong_20_Emphasis"><text:span text:style-name="T32">ی ساختاری</text:span></text:span><text:span text:style-name="Strong_20_Emphasis">:</text:span></text:p>
      <text:list text:style-name="L5">
        <text:list-item>
          <text:p text:style-name="P25">اعمال معیارهای زیر برای انتخاب داروهای نهایی:</text:p>
          <text:list>
            <text:list-item>
              <text:p text:style-name="P25">انرژی اتصال (ΔG<text:span text:style-name="T33">b</text:span>) کمتر یا مساوی لیگاند کریستاله در فرم طبیعی</text:p>
            </text:list-item>
            <text:list-item>
              <text:p text:style-name="P25">انرژی اتصال <text:span text:style-name="T32">کمتر یا مساوی لیگاند کریستاله</text:span> در فرم جهش‌یافته</text:p>
            </text:list-item>
            <text:list-item>
              <text:p text:style-name="P26">پیش‌بینی فعالیت مثبت توسط مدل‌های یادگیری ماشین</text:p>
            </text:list-item>
          </text:list>
        </text:list-item>
      </text:list>
      <text:p text:style-name="P7"><text:span text:style-name="Strong_20_Emphasis"><text:span text:style-name="T32">۶. </text:span></text:span><text:span text:style-name="Strong_20_Emphasis">تجزیه و تحلیل آماری:</text:span></text:p>
      <text:list text:style-name="L6">
        <text:list-item>
          <text:p text:style-name="P27">استفاده از معیارهای ارزیابی استاندارد برای مدل‌های یادگیری ماشین شامل:</text:p>
          <text:list>
            <text:list-item>
              <text:p text:style-name="P27">Accuracy = (TP+TN)/(TP+TN+FP+FN)</text:p>
            </text:list-item>
            <text:list-item>
              <text:p text:style-name="P27">Sensitivity = TP/(TP+FP)</text:p>
            </text:list-item>
            <text:list-item>
              <text:p text:style-name="P27">Specificity = TN/(TP+FP)</text:p>
            </text:list-item>
          </text:list>
        </text:list-item>
        <text:list-item>
          <text:p text:style-name="P27">مقایسه انرژی‌های اتصال (ΔG) بین فرم‌های <text:span text:style-name="T32">طبیعی</text:span> و جهش‌یافته</text:p>
        </text:list-item>
        <text:list-item>
          <text:p text:style-name="P28">تحلیل توزیع انرژی‌های اتصال برای داروهای فیلتر شده</text:p>
        </text:list-item>
      </text:list>
      <text:p text:style-name="P12"><text:line-break/> </text:p>
      <text:p text:style-name="P12"/>
      <text:p text:style-name="P29">استفاده از ساوولوتینیب (Savolotinib) به عنوان مولکول الگو در دستیابی به آنالوگ های ساختاری </text:p>
      <text:p text:style-name="P30">وزن مولکولی</text:p>
      <text:p text:style-name="P30">لیپوفیلیسیته کیفی</text:p>
      <text:p text:style-name="P30"/>
      <text:p text:style-name="P1"/>
      <text:p text:style-name="P31"/>
      <text:section text:style-name="Sect1" text:name="ZOTERO_BIBL {&quot;uncited&quot;:[],&quot;omitted&quot;:[],&quot;custom&quot;:[]} CSL_BIBLIOGRAPHY RNDXBBgTXTscM">
        <text:p text:style-name="P32">1.<text:tab/>Bray F, Ferlay J, Soerjomataram I, Siegel RL, Torre LA, Jemal A. Global cancer statistics 2018: GLOBOCAN estimates of incidence and mortality worldwide for 36 cancers in 185 countries. CA Cancer J Clin. 2018 Nov;68(6):394–424. </text:p>
        <text:p text:style-name="P32">2.<text:tab/>Sacher AG, Jänne PA, Oxnard GR. Management of acquired resistance to epidermal growth factor receptor kinase inhibitors in patients with advanced non‐small cell lung cancer. Cancer. 2014 Aug;120(15):2289–98. </text:p>
        <text:p text:style-name="P32"><text:soft-page-break/>3.<text:tab/>Bahcall M, Sim T, Paweletz CP, Patel JD, Alden RS, Kuang Y, et al. Acquired <text:span text:style-name="T34">MET</text:span> D1228V Mutation and Resistance to MET Inhibition in Lung Cancer. Cancer Discov. 2016 Dec 1;6(12):1334–41. </text:p>
        <text:p text:style-name="P32">4.<text:tab/>Michaelides IN, Collie GW, Börjesson U, Vasalou C, Alkhatib O, Barlind L, et al. Discovery and Optimization of the First ATP Competitive Type-III c-MET Inhibitor. J Med Chem. 2023 Jul 13;66(13):8782–807. </text:p>
        <text:p text:style-name="Bibliography_20_1">5.<text:tab/>Fujino T, Suda K, Koga T, Hamada A, Ohara S, Chiba M, et al. Foretinib can overcome common on-target resistance mutations after capmatinib/tepotinib treatment in NSCLCs with MET exon 14 skipping mutation. J Hematol OncolJ Hematol Oncol. 2022 Jun 11;15(1):79. </text:p>
        <text:p text:style-name="Bibliography_20_1">6.<text:tab/>Parsons BM, Meier DR, Richmond CS, Gurda GT, Lofgren KA, Burkard ME, et al. Acquisition of Cabozantinib-Sensitive MET D1228N Mutation During Progression on Crizotinib in <text:span text:style-name="T34">MET</text:span>-Amplified Triple-Negative Breast Cancer. Clin Breast Cancer. 2020 Aug 1;20(4):e433–8. </text:p>
        <text:p text:style-name="Bibliography_20_1">7.<text:tab/>Piper-Vallillo AJ, Halbert BT, Rangachari D, Kobayashi SS, Costa DB. Acquired Resistance to Osimertinib Plus Savolitinib Is Mediated by <text:span text:style-name="T34">MET</text:span>-D1228 and <text:span text:style-name="T34">MET</text:span>-Y1230 Mutations in <text:span text:style-name="T34">EGFR</text:span>-Mutated <text:span text:style-name="T34">MET</text:span>-Amplified Lung Cancer. JTO Clin Res Rep. 2020 Nov 1;1(4):100071. </text:p>
        <text:p text:style-name="Bibliography_20_1">8.<text:tab/>Shen B, Wu F, Ye J, Liang R, Wang R, Yu R, et al. Crizotinib-Resistant MET Mutations in Gastric Cancer Patients are Sensitive to Type II Tyrosine Kinase Inhibitors. Future Oncol [Internet]. 2019 Jul 24 [cited 2024 Nov 9]; Available from: https://www.tandfonline.com/doi/abs/10.2217/fon-2019-0140</text:p>
        <text:p text:style-name="Bibliography_20_1">9.<text:tab/>The Art and Science of Molecular Docking | Annual Reviews [Internet]. 2024 [cited 2024 Jun 15]. Available from: https://www.annualreviews.org/content/journals/10.1146/annurev-biochem-030222-120000</text:p>
        <text:p text:style-name="Bibliography_20_1">10.<text:tab/>Chang YS, Choi CM, Lee JC. Mechanisms of Epidermal Growth Factor Receptor Tyrosine Kinase Inhibitor Resistance and Strategies to Overcome Resistance in Lung Adenocarcinoma. Tuberc Respir Dis. 2016 Oct 5;79(4):248. </text:p>
        <text:p text:style-name="Bibliography_20_1">11.<text:tab/>Zhang Y, Xia M, Jin K, Wang S, Wei H, Fan C, et al. Function of the c-Met receptor tyrosine kinase in carcinogenesis and associated therapeutic opportunities. Mol Cancer. 2018 Feb 19;17(1):45. </text:p>
        <text:p text:style-name="Bibliography_20_1">12.<text:tab/>Capecchi A, Probst D, Reymond JL. One molecular fingerprint to rule them all: drugs, biomolecules, and the metabolome. J Cheminformatics. 2020 Jun 12;12(1):43. </text:p>
        <text:p text:style-name="Bibliography_20_1">13.<text:tab/>Logistic Regression: Relating Patient Characteristics to Outcomes | Research, Methods, Statistics | JAMA | JAMA Network [Internet]. [cited 2024 Nov 15]. Available from: https://jamanetwork.com/journals/jama/article-abstract/2540383</text:p>
        <text:p text:style-name="Bibliography_20_1">14.<text:tab/>A comprehensive survey on support vector machine classification: Applications, challenges and trends - ScienceDirect [Internet]. [cited 2024 Nov 15]. Available from: https://www.sciencedirect.com/science/article/abs/pii/S0925231220307153</text:p>
        <text:p text:style-name="Bibliography_20_1">15.<text:tab/>Random Forests | SpringerLink [Internet]. [cited 2024 Nov 15]. Available from: https://link.springer.com/chapter/10.1007/978-3-030-56485-8_3</text:p>
      </text:section>
      <text:p text:style-name="Bibliography_20_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B Nazanin1" svg:font-family="'B Nazanin'" style:font-family-generic="roman" style:font-pitch="variable"/>
    <style:font-face style:name="ElsevierGulliver" svg:font-family="ElsevierGulliver, Georgia, 'Times New Roman', Times, STIXGeneral, 'Cambria Math', 'Lucida Sans Unicode', 'Microsoft Sans Serif', 'Segoe UI Symbol', 'Arial Unicode MS', serif, sans-serif"/>
    <style:font-face style:name="IranSansWeb" svg:font-family="IranSansWeb, yekan, mitra, tahoma"/>
    <style:font-face style:name="Liberation Sans" svg:font-family="'Liberation Sans'" style:font-family-generic="swiss" style:font-pitch="variable"/>
    <style:font-face style:name="Liberation Serif" svg:font-family="'Liberation Serif'" style:font-family-generic="roman" style:font-pitch="variable"/>
    <style:font-face style:name="Merriweather" svg:font-family="Merriweather, serif"/>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1835in" fo:margin-top="0in" fo:margin-bottom="0.1665in" style:contextual-spacing="false" style:line-height-at-least="0.1665in" fo:text-indent="-0.1835in" style:auto-text-indent="false">
        <style:tab-stops>
          <style:tab-stop style:position="0.1835in"/>
        </style:tab-stops>
      </style:paragraph-properties>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0:21.774566549</meta:creation-date>
    <dc:date>2024-12-29T01:13:59.470846438</dc:date>
    <meta:editing-duration>PT1H46M14S</meta:editing-duration>
    <meta:editing-cycles>6</meta:editing-cycles>
    <meta:generator>LibreOffice/24.8.4.2$Linux_X86_64 LibreOffice_project/8ca96b5dbde0bac27531a649ebb8cc512ab2f040</meta:generator>
    <meta:document-statistic meta:table-count="0" meta:image-count="0" meta:object-count="0" meta:page-count="6" meta:paragraph-count="93" meta:word-count="1677" meta:character-count="9833" meta:non-whitespace-character-count="8263"/>
    <meta:user-defined meta:name="ZOTERO_PREF_1">&lt;data data-version="3" zotero-version="7.0.9"&gt;&lt;session id="VBcvUCKF"/&gt;&lt;style id="http://www.zotero.org/styles/vancouver" locale="en-US" hasBibliography="1" bibliographyStyleHasBeenSet="1"/&gt;&lt;prefs&gt;&lt;pref name="fieldType" value="ReferenceMark"/&gt;&lt;pref name="a</meta:user-defined>
    <meta:user-defined meta:name="ZOTERO_PREF_2">utomaticJournalAbbreviations" value="true"/&gt;&lt;/prefs&gt;&lt;/data&gt;</meta:user-defined>
  </office:meta>
</office:document-meta>
</file>